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Futura-book" svg:font-family="Futura-book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Default" style:data-style-name="N37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37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Default" style:data-style-name="N37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4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36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3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Futura-book" style:font-name-asian="Futura-book" style:font-name-complex="Futura-book" fo:font-size="10pt" style:font-size-asian="10pt" style:font-size-complex="10pt"/>
    </style:style>
    <style:style style:name="ce24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Futura-book" style:font-name-asian="Futura-book" style:font-name-complex="Futura-book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Futura-book" style:font-name-asian="Futura-book" style:font-name-complex="Futura-book" fo:font-size="10pt" style:font-size-asian="10pt" style:font-size-complex="10pt"/>
    </style:style>
    <style:style style:name="ce30" style:family="table-cell" style:parent-style-name="Default" style:data-style-name="N43">
      <style:table-cell-properties fo:border-top="none" fo:border-bottom="none" fo:border-left="none" fo:border-right="thin solid #000000" style:vertical-align="top" fo:background-color="#FFFFFF" style:cell-protect="none" style:repeat-content="false"/>
      <style:paragraph-properties fo:text-align="center"/>
      <style:text-properties style:font-name="Futura-book" style:font-name-asian="Futura-book" style:font-name-complex="Futura-book" fo:font-size="10pt" style:font-size-asian="10pt" style:font-size-complex="10pt"/>
    </style:style>
    <style:style style:name="ce31" style:family="table-cell" style:parent-style-name="Default" style:data-style-name="N45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Futura-book" style:font-name-asian="Futura-book" style:font-name-complex="Futura-book" fo:font-size="10pt" style:font-size-asian="10pt" style:font-size-complex="10pt"/>
    </style:style>
    <style:style style:name="ce3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Default" style:data-style-name="N30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Default" style:data-style-name="N36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Default" style:data-style-name="N36">
      <style:table-cell-properties fo:border-top="thin solid #000000" fo:border-bottom="thin double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Default" style:data-style-name="N0">
      <style:table-cell-properties fo:border="thin solid #000000" fo:background-color="#FFFFFF"/>
    </style:style>
    <style:style style:name="ce41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Default" style:data-style-name="N19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Default" style:data-style-name="N36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Default" style:data-style-name="N36">
      <style:table-cell-properties fo:border-top="thin solid #000000" fo:border-bottom="thin double #000000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Default" style:data-style-name="N36">
      <style:table-cell-properties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Default" style:data-style-name="N0"/>
    <style:style style:name="ce51" style:family="table-cell" style:parent-style-name="Default" style:data-style-name="N37"/>
    <style:style style:name="ce52" style:family="table-cell" style:parent-style-name="Default" style:data-style-name="N36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Default" style:data-style-name="N3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Default" style:data-style-name="N4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4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4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8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9" style:family="table-cell" style:parent-style-name="Default" style:data-style-name="N36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0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1" style:family="table-cell" style:parent-style-name="Default" style:data-style-name="N4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3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4" style:family="table-cell" style:parent-style-name="Default" style:data-style-name="N36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5" style:family="table-cell" style:parent-style-name="Default" style:data-style-name="N36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Default" style:data-style-name="N36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9" style:family="table-cell" style:parent-style-name="Default" style:data-style-name="N40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0" style:family="table-cell" style:parent-style-name="Default" style:data-style-name="N2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1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4" style:family="table-cell" style:parent-style-name="Default" style:data-style-name="N45">
      <style:table-cell-properties style:vertical-align="automatic" fo:background-color="#FFFFFF" style:repeat-content="false"/>
      <style:paragraph-properties fo:text-align="center"/>
      <style:text-properties style:font-name="Futura-book" style:font-name-asian="Futura-book" style:font-name-complex="Futura-book" fo:font-size="10pt" style:font-size-asian="10pt" style:font-size-complex="10pt"/>
    </style:style>
    <style:style style:name="ce75" style:family="table-cell" style:parent-style-name="Texto_32_explicativo" style:data-style-name="N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fo:font-style="normal" style:font-style-asian="normal" style:font-style-complex="normal" style:font-family-generic="swiss"/>
    </style:style>
    <style:style style:name="ce76" style:family="table-cell" style:parent-style-name="Texto_32_explicativo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fo:font-style="normal" style:font-style-asian="normal" style:font-style-complex="normal" style:font-family-generic="swiss"/>
    </style:style>
    <style:style style:name="ce77" style:family="table-cell" style:parent-style-name="Texto_32_explicativo" style:data-style-name="N0">
      <style:table-cell-properties fo:border-top="none" fo:border-bottom="none" fo:border-left="thin solid #000000" fo:border-right="none"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fo:font-style="normal" style:font-style-asian="normal" style:font-style-complex="normal" style:font-family-generic="swiss"/>
    </style:style>
    <style:style style:name="ce78" style:family="table-cell" style:parent-style-name="Default" style:data-style-name="N45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Futura-book" style:font-name-asian="Futura-book" style:font-name-complex="Futura-book" fo:font-size="10pt" style:font-size-asian="10pt" style:font-size-complex="10pt"/>
    </style:style>
    <style:style style:name="ce79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FFFFFF" style:cell-protect="none"/>
      <style:text-properties style:font-name="Futura-book" style:font-name-asian="Futura-book" style:font-name-complex="Futura-book" fo:font-size="10pt" style:font-size-asian="10pt" style:font-size-complex="10pt" style:font-family-generic="swiss"/>
    </style:style>
    <style:style style:name="ce8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Futura-book" style:font-name-asian="Futura-book" style:font-name-complex="Futura-book" fo:font-size="10pt" style:font-size-asian="10pt" style:font-size-complex="10pt" style:font-family-generic="swiss"/>
    </style:style>
    <style:style style:name="ce81" style:family="table-cell" style:parent-style-name="Default" style:data-style-name="N0">
      <style:table-cell-properties style:vertical-align="top" fo:background-color="#FFFFFF" style:cell-protect="none"/>
      <style:text-properties style:font-name="Futura-book" style:font-name-asian="Futura-book" style:font-name-complex="Futura-book" fo:font-size="10pt" style:font-size-asian="10pt" style:font-size-complex="10pt" style:font-family-generic="swiss"/>
    </style:style>
    <style:style style:name="ce82" style:family="table-cell" style:parent-style-name="Normal_32_10_32_2" style:data-style-name="N0">
      <style:table-cell-properties fo:border-top="none" fo:border-bottom="none" fo:border-left="thin solid #000000" fo:border-right="thin solid #000000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3" style:family="table-cell" style:parent-style-name="Normal_32_10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4" style:family="table-cell" style:parent-style-name="Normal_32_10_32_2" style:data-style-name="N0">
      <style:table-cell-properties fo:border-top="none" fo:border-bottom="none" fo:border-left="none" fo:border-right="thin solid #000000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5" style:family="table-cell" style:parent-style-name="Normal_32_10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6" style:family="table-cell" style:parent-style-name="Normal_32_8_32_3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Futura-book" style:font-name-asian="Futura-book" style:font-name-complex="Futura-book" fo:font-size="10pt" style:font-size-asian="10pt" style:font-size-complex="10pt" style:font-family-generic="swiss"/>
    </style:style>
    <style:style style:name="ce87" style:family="table-cell" style:parent-style-name="Normal_32_8_32_3" style:data-style-name="N5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start" fo:margin-left="0cm"/>
      <style:text-properties style:font-name="Futura-book" style:font-name-asian="Futura-book" style:font-name-complex="Futura-book" fo:font-size="10pt" style:font-size-asian="10pt" style:font-size-complex="10pt" style:font-family-generic="swiss"/>
    </style:style>
    <style:style style:name="ce8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Futura-book" style:font-name-asian="Futura-book" style:font-name-complex="Futura-book" fo:font-size="10pt" style:font-size-asian="10pt" style:font-size-complex="10pt"/>
    </style:style>
    <style:style style:name="ce89" style:family="table-cell" style:parent-style-name="Default" style:data-style-name="N45">
      <style:table-cell-properties fo:border-top="none" fo:border-bottom="none" fo:border-left="thin solid #000000" fo:border-right="thin solid #000000" fo:background-color="#FFFFFF"/>
      <style:text-properties style:font-name="Futura-book" style:font-name-asian="Futura-book" style:font-name-complex="Futura-book" fo:font-size="10pt" style:font-size-asian="10pt" style:font-size-complex="10pt" style:font-family-generic="swiss"/>
    </style:style>
    <style:style style:name="ce90" style:family="table-cell" style:parent-style-name="Default" style:data-style-name="N45">
      <style:table-cell-properties fo:border-top="none" fo:border-bottom="none" fo:border-left="none" fo:border-right="thin solid #000000" fo:background-color="#FFFFFF"/>
      <style:text-properties style:font-name="Futura-book" style:font-name-asian="Futura-book" style:font-name-complex="Futura-book" fo:font-size="10pt" style:font-size-asian="10pt" style:font-size-complex="10pt" style:font-family-generic="swiss"/>
    </style:style>
    <style:style style:name="ce91" style:family="table-cell" style:parent-style-name="Texto_32_explicativo" style:data-style-name="N0">
      <style:table-cell-properties fo:border-top="none" fo:border-bottom="none" fo:border-left="thin solid #000000" fo:border-right="thin solid #000000" fo:background-color="#FFFFFF"/>
      <style:text-properties fo:color="#000000" style:font-name="Arial" style:font-name-asian="Arial" style:font-name-complex="Arial" fo:font-size="10pt" style:font-size-asian="10pt" style:font-size-complex="10pt" fo:font-style="normal" style:font-style-asian="normal" style:font-style-complex="normal" style:font-family-generic="swiss"/>
    </style:style>
    <style:style style:name="ce92" style:family="table-cell" style:parent-style-name="Texto_32_explicativo" style:data-style-name="N0">
      <style:table-cell-properties fo:border-top="none" fo:border-bottom="none" fo:border-left="none" fo:border-right="thin solid #000000" fo:background-color="#FFFFFF"/>
      <style:text-properties fo:color="#000000" style:font-name="Arial" style:font-name-asian="Arial" style:font-name-complex="Arial" fo:font-size="10pt" style:font-size-asian="10pt" style:font-size-complex="10pt" fo:font-style="normal" style:font-style-asian="normal" style:font-style-complex="normal" style:font-family-generic="swiss"/>
    </style:style>
    <style:style style:name="ce93" style:family="table-cell" style:parent-style-name="Texto_32_explicativo" style:data-style-name="N0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 fo:font-style="normal" style:font-style-asian="normal" style:font-style-complex="normal" style:font-family-generic="swiss"/>
    </style:style>
    <style:style style:name="ce94" style:family="table-cell" style:parent-style-name="Default" style:data-style-name="N30">
      <style:table-cell-properties fo:border-top="none" fo:border-bottom="none" fo:border-left="none" fo:border-right="thin solid #000000" style:vertical-align="middle" fo:background-color="#FFFF0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5" style:family="table-cell" style:parent-style-name="Default" style:data-style-name="N3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6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0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7" style:family="table-cell" style:parent-style-name="Default" style:data-style-name="N3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8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0000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6.905625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3.46604166666667cm"/>
    </style:style>
    <style:style style:name="co7" style:family="table-column">
      <style:table-column-properties fo:break-before="auto" style:column-width="3.30729166666667cm"/>
    </style:style>
    <style:style style:name="co8" style:family="table-column">
      <style:table-column-properties fo:break-before="auto" style:column-width="8.89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39.7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99" style:family="table-cell" style:parent-style-name="Texto_32_explicativo" style:data-style-name="N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fo:font-style="normal" style:font-style-asian="normal" style:font-style-complex="normal" style:font-family-generic="swiss"/>
      <style:map style:condition="of:is-true-formula(AND(COUNTIF([.$A$16:.$A$16]; [.A23])&gt;1;NOT(ISBLANK([.A23]))))" style:apply-style-name="cf1" style:base-cell-address="Cedula_Resumen.A23"/>
    </style:style>
    <style:style style:name="ce100" style:family="table-cell" style:parent-style-name="Texto_32_explicativo" style:data-style-name="N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fo:font-style="normal" style:font-style-asian="normal" style:font-style-complex="normal" style:font-family-generic="swiss"/>
      <style:map style:condition="of:is-true-formula(AND(COUNTIF([.$A$27:.$A$29]; [.A27])&gt;1;NOT(ISBLANK([.A27]))))" style:apply-style-name="cf1" style:base-cell-address="Cedula_Resumen.A27"/>
    </style:style>
    <style:style style:name="ce101" style:family="table-cell" style:parent-style-name="Texto_32_explicativo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fo:font-style="normal" style:font-style-asian="normal" style:font-style-complex="normal" style:font-family-generic="swiss"/>
      <style:map style:condition="of:is-true-formula(AND(COUNTIF([.$A$27:.$A$29]; [.A27])&gt;1;NOT(ISBLANK([.A27]))))" style:apply-style-name="cf1" style:base-cell-address="Cedula_Resumen.A27"/>
    </style:style>
    <style:style style:name="ce102" style:family="table-cell" style:parent-style-name="Normal_32_10_32_2" style:data-style-name="N0">
      <style:table-cell-properties fo:border-top="none" fo:border-bottom="none" fo:border-left="thin solid #000000" fo:border-right="thin solid #000000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  <style:map style:condition="of:is-true-formula(AND(COUNTIF([.$A$16:.$A$17]; [.A66])&gt;1;NOT(ISBLANK([.A66]))))" style:apply-style-name="cf1" style:base-cell-address="Cedula_Resumen.A66"/>
    </style:style>
    <style:style style:name="ce103" style:family="table-cell" style:parent-style-name="Normal_32_10_32_2" style:data-style-name="N0">
      <style:table-cell-properties fo:border-top="none" fo:border-bottom="none" fo:border-left="thin solid #000000" fo:border-right="thin solid #000000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  <style:map style:condition="of:is-true-formula(AND(COUNTIF([.$A$16:.$A$17]; [.A68])&gt;1;NOT(ISBLANK([.A68]))))" style:apply-style-name="cf1" style:base-cell-address="Cedula_Resumen.A68"/>
    </style:style>
    <style:style style:name="ce104" style:family="table-cell" style:parent-style-name="Normal_32_10_32_2" style:data-style-name="N0">
      <style:table-cell-properties fo:border-top="none" fo:border-bottom="none" fo:border-left="thin solid #000000" fo:border-right="thin solid #000000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  <style:map style:condition="of:is-true-formula(AND(COUNTIF([.$A$16:.$A$16]; [.A73])&gt;1;NOT(ISBLANK([.A73]))))" style:apply-style-name="cf1" style:base-cell-address="Cedula_Resumen.A73"/>
    </style:style>
    <style:style style:name="ce105" style:family="table-cell" style:parent-style-name="Normal_32_10_32_2" style:data-style-name="N0">
      <style:table-cell-properties fo:border-top="none" fo:border-bottom="none" fo:border-left="thin solid #000000" fo:border-right="thin solid #000000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  <style:map style:condition="of:is-true-formula(AND(COUNTIF([.$A$17:.$A$17]; [.A74])&gt;1;NOT(ISBLANK([.A74]))))" style:apply-style-name="cf1" style:base-cell-address="Cedula_Resumen.A74"/>
    </style:style>
    <style:style style:name="ce106" style:family="table-cell" style:parent-style-name="Normal_32_10_32_2" style:data-style-name="N0">
      <style:table-cell-properties fo:border-top="none" fo:border-bottom="none" fo:border-left="thin solid #000000" fo:border-right="thin solid #000000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  <style:map style:condition="of:is-true-formula(AND(COUNTIF([.$A$18:.$A$18]; [.A75])&gt;1;NOT(ISBLANK([.A75]))))" style:apply-style-name="cf1" style:base-cell-address="Cedula_Resumen.A75"/>
      <style:map style:condition="of:is-true-formula(AND(COUNTIF([.$A$18:.$A$18]; [.A75])&gt;1;NOT(ISBLANK([.A75]))))" style:apply-style-name="cf1" style:base-cell-address="Cedula_Resumen.A75"/>
    </style:style>
    <style:style style:name="ce107" style:family="table-cell" style:parent-style-name="Normal_32_10_32_2" style:data-style-name="N0">
      <style:table-cell-properties fo:border-top="none" fo:border-bottom="none" fo:border-left="none" fo:border-right="thin solid #000000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  <style:map style:condition="of:is-true-formula(AND(COUNTIF([.$A$19:.$A$19]; [.A76])&gt;1;NOT(ISBLANK([.A76]))))" style:apply-style-name="cf1" style:base-cell-address="Cedula_Resumen.A76"/>
      <style:map style:condition="of:is-true-formula(AND(COUNTIF([.$A$19:.$A$19]; [.A76])&gt;1;NOT(ISBLANK([.A76]))))" style:apply-style-name="cf1" style:base-cell-address="Cedula_Resumen.A76"/>
    </style:style>
    <style:style style:name="ce108" style:family="table-cell" style:parent-style-name="Normal_32_10_32_2" style:data-style-name="N0">
      <style:table-cell-properties fo:border-top="none" fo:border-bottom="none" fo:border-left="thin solid #000000" fo:border-right="thin solid #000000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  <style:map style:condition="of:is-true-formula(AND(COUNTIF([.$A$22:.$A$24]; [.A79])&gt;1;NOT(ISBLANK([.A79]))))" style:apply-style-name="cf1" style:base-cell-address="Cedula_Resumen.A79"/>
    </style:style>
    <style:style style:name="ce109" style:family="table-cell" style:parent-style-name="Normal_32_10_32_2" style:data-style-name="N0">
      <style:table-cell-properties fo:border-top="none" fo:border-bottom="none" fo:border-left="thin solid #000000" fo:border-right="thin solid #000000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  <style:map style:condition="of:is-true-formula(AND(COUNTIF([.$A$16:.$A$16]; [.A84])&gt;1;NOT(ISBLANK([.A84]))))" style:apply-style-name="cf1" style:base-cell-address="Cedula_Resumen.A84"/>
    </style:style>
    <style:style style:name="ce110" style:family="table-cell" style:parent-style-name="Normal_32_10_32_2" style:data-style-name="N0">
      <style:table-cell-properties fo:border-top="none" fo:border-bottom="none" fo:border-left="thin solid #000000" fo:border-right="thin solid #000000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  <style:map style:condition="of:is-true-formula(AND(COUNTIF([.$A$17:.$A$17]; [.A85])&gt;1;NOT(ISBLANK([.A85]))))" style:apply-style-name="cf1" style:base-cell-address="Cedula_Resumen.A85"/>
    </style:style>
    <style:style style:name="ce111" style:family="table-cell" style:parent-style-name="Normal_32_10_32_2" style:data-style-name="N0">
      <style:table-cell-properties fo:border-top="none" fo:border-bottom="none" fo:border-left="thin solid #000000" fo:border-right="thin solid #000000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  <style:map style:condition="of:is-true-formula(AND(COUNTIF([.$A$18:.$A$19]; [.A86])&gt;1;NOT(ISBLANK([.A86]))))" style:apply-style-name="cf1" style:base-cell-address="Cedula_Resumen.A86"/>
      <style:map style:condition="of:is-true-formula(AND(COUNTIF([.$A$18:.$A$19]; [.A86])&gt;1;NOT(ISBLANK([.A86]))))" style:apply-style-name="cf1" style:base-cell-address="Cedula_Resumen.A86"/>
    </style:style>
    <style:style style:name="ce112" style:family="table-cell" style:parent-style-name="Normal_32_10_32_2" style:data-style-name="N0">
      <style:table-cell-properties fo:border-top="none" fo:border-bottom="none" fo:border-left="none" fo:border-right="thin solid #000000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  <style:map style:condition="of:is-true-formula(AND(COUNTIF([.$A$18:.$A$19]; [.A86])&gt;1;NOT(ISBLANK([.A86]))))" style:apply-style-name="cf1" style:base-cell-address="Cedula_Resumen.A86"/>
      <style:map style:condition="of:is-true-formula(AND(COUNTIF([.$A$18:.$A$19]; [.A87])&gt;1;NOT(ISBLANK([.A87]))))" style:apply-style-name="cf1" style:base-cell-address="Cedula_Resumen.A87"/>
    </style:style>
    <style:style style:name="ce113" style:family="table-cell" style:parent-style-name="Normal_32_10_32_2" style:data-style-name="N0">
      <style:table-cell-properties fo:border-top="none" fo:border-bottom="none" fo:border-left="thin solid #000000" fo:border-right="thin solid #000000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  <style:map style:condition="of:is-true-formula(AND(COUNTIF([.$A$16:.$A$16]; [.A96])&gt;1;NOT(ISBLANK([.A96]))))" style:apply-style-name="cf1" style:base-cell-address="Cedula_Resumen.A96"/>
    </style:style>
    <style:style style:name="ce114" style:family="table-cell" style:parent-style-name="Normal_32_10_32_2" style:data-style-name="N0">
      <style:table-cell-properties fo:border-top="none" fo:border-bottom="none" fo:border-left="thin solid #000000" fo:border-right="thin solid #000000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  <style:map style:condition="of:is-true-formula(AND(COUNTIF([.$A$17:.$A$17]; [.A97])&gt;1;NOT(ISBLANK([.A97]))))" style:apply-style-name="cf1" style:base-cell-address="Cedula_Resumen.A97"/>
    </style:style>
    <style:style style:name="ce115" style:family="table-cell" style:parent-style-name="Texto_32_explicativo" style:data-style-name="N0">
      <style:table-cell-properties fo:border-top="none" fo:border-bottom="none" fo:border-left="thin solid #000000" fo:border-right="thin solid #000000" fo:background-color="#FFFFFF"/>
      <style:text-properties fo:color="#000000" style:font-name="Arial" style:font-name-asian="Arial" style:font-name-complex="Arial" fo:font-size="10pt" style:font-size-asian="10pt" style:font-size-complex="10pt" fo:font-style="normal" style:font-style-asian="normal" style:font-style-complex="normal" style:font-family-generic="swiss"/>
      <style:map style:condition="of:is-true-formula(AND(COUNTIF([.$A$65:.$A$65]; [.A261])&gt;1;NOT(ISBLANK([.A261]))))" style:apply-style-name="cf1" style:base-cell-address="Cedula_Resumen.A261"/>
    </style:style>
    <style:style style:name="ce116" style:family="table-cell" style:parent-style-name="Texto_32_explicativo" style:data-style-name="N0">
      <style:table-cell-properties fo:border-top="none" fo:border-bottom="none" fo:border-left="none" fo:border-right="thin solid #000000" fo:background-color="#FFFFFF"/>
      <style:text-properties fo:color="#000000" style:font-name="Arial" style:font-name-asian="Arial" style:font-name-complex="Arial" fo:font-size="10pt" style:font-size-asian="10pt" style:font-size-complex="10pt" fo:font-style="normal" style:font-style-asian="normal" style:font-style-complex="normal" style:font-family-generic="swiss"/>
      <style:map style:condition="of:is-true-formula(AND(COUNTIF([.$A$66:.$A$66]; [.A262])&gt;1;NOT(ISBLANK([.A262]))))" style:apply-style-name="cf1" style:base-cell-address="Cedula_Resumen.A262"/>
      <style:map style:condition="of:is-true-formula(AND(COUNTIF([.$A$66:.$A$66]; [.A262])&gt;1;NOT(ISBLANK([.A262]))))" style:apply-style-name="cf1" style:base-cell-address="Cedula_Resumen.A262"/>
    </style:style>
    <style:style style:name="ce117" style:family="table-cell" style:parent-style-name="Texto_32_explicativo" style:data-style-name="N0">
      <style:table-cell-properties fo:border-top="none" fo:border-bottom="none" fo:border-left="thin solid #000000" fo:border-right="thin solid #000000" fo:background-color="#FFFFFF"/>
      <style:text-properties fo:color="#000000" style:font-name="Arial" style:font-name-asian="Arial" style:font-name-complex="Arial" fo:font-size="10pt" style:font-size-asian="10pt" style:font-size-complex="10pt" fo:font-style="normal" style:font-style-asian="normal" style:font-style-complex="normal" style:font-family-generic="swiss"/>
      <style:map style:condition="of:is-true-formula(AND(COUNTIF([.$A$67:.$A$68]; [.A263])&gt;1;NOT(ISBLANK([.A263]))))" style:apply-style-name="cf1" style:base-cell-address="Cedula_Resumen.A263"/>
    </style:style>
    <style:style style:name="ce118" style:family="table-cell" style:parent-style-name="Texto_32_explicativo" style:data-style-name="N0">
      <style:table-cell-properties fo:border-top="none" fo:border-bottom="none" fo:border-left="thin solid #000000" fo:border-right="thin solid #000000" fo:background-color="#FFFFFF"/>
      <style:text-properties fo:color="#000000" style:font-name="Arial" style:font-name-asian="Arial" style:font-name-complex="Arial" fo:font-size="10pt" style:font-size-asian="10pt" style:font-size-complex="10pt" fo:font-style="normal" style:font-style-asian="normal" style:font-style-complex="normal" style:font-family-generic="swiss"/>
      <style:map style:condition="of:is-true-formula(AND(COUNTIF([.$A$69:.$A$74]; [.A266])&gt;1;NOT(ISBLANK([.A266]))))" style:apply-style-name="cf1" style:base-cell-address="Cedula_Resumen.A266"/>
    </style:style>
    <style:style style:name="ce119" style:family="table-cell" style:parent-style-name="Texto_32_explicativo" style:data-style-name="N0">
      <style:table-cell-properties fo:border-top="none" fo:border-bottom="none" fo:border-left="thin solid #000000" fo:border-right="thin solid #000000" fo:background-color="#FFFFFF"/>
      <style:text-properties fo:color="#000000" style:font-name="Arial" style:font-name-asian="Arial" style:font-name-complex="Arial" fo:font-size="10pt" style:font-size-asian="10pt" style:font-size-complex="10pt" fo:font-style="normal" style:font-style-asian="normal" style:font-style-complex="normal" style:font-family-generic="swiss"/>
      <style:map style:condition="of:is-true-formula(AND(COUNTIF([.$A$69:.$A$74]; [.A235])&gt;1;NOT(ISBLANK([.A235]))))" style:apply-style-name="cf1" style:base-cell-address="Cedula_Resumen.A235"/>
    </style:style>
    <style:style style:name="ce120" style:family="table-cell" style:parent-style-name="Texto_32_explicativo" style:data-style-name="N0">
      <style:table-cell-properties fo:border-top="none" fo:border-bottom="none" fo:border-left="thin solid #000000" fo:border-right="thin solid #000000" fo:background-color="#FFFFFF"/>
      <style:text-properties fo:color="#000000" style:font-name="Arial" style:font-name-asian="Arial" style:font-name-complex="Arial" fo:font-size="10pt" style:font-size-asian="10pt" style:font-size-complex="10pt" fo:font-style="normal" style:font-style-asian="normal" style:font-style-complex="normal" style:font-family-generic="swiss"/>
      <style:map style:condition="of:is-true-formula(AND(COUNTIF([.$A$69:.$A$74]; [.A267])&gt;1;NOT(ISBLANK([.A267]))))" style:apply-style-name="cf1" style:base-cell-address="Cedula_Resumen.A267"/>
    </style:style>
    <style:style style:name="ce121" style:family="table-cell" style:parent-style-name="Texto_32_explicativo" style:data-style-name="N0">
      <style:table-cell-properties fo:border-top="none" fo:border-bottom="none" fo:border-left="thin solid #000000" fo:border-right="thin solid #000000" fo:background-color="#FFFFFF"/>
      <style:text-properties fo:color="#000000" style:font-name="Arial" style:font-name-asian="Arial" style:font-name-complex="Arial" fo:font-size="10pt" style:font-size-asian="10pt" style:font-size-complex="10pt" fo:font-style="normal" style:font-style-asian="normal" style:font-style-complex="normal" style:font-family-generic="swiss"/>
      <style:map style:condition="of:is-true-formula(AND(COUNTIF([.$A$69:.$A$74]; [.A268])&gt;1;NOT(ISBLANK([.A268]))))" style:apply-style-name="cf1" style:base-cell-address="Cedula_Resumen.A268"/>
    </style:style>
    <style:style style:name="ce122" style:family="table-cell" style:parent-style-name="Texto_32_explicativo" style:data-style-name="N0">
      <style:table-cell-properties fo:border-top="none" fo:border-bottom="none" fo:border-left="none" fo:border-right="thin solid #000000" fo:background-color="#FFFFFF"/>
      <style:text-properties fo:color="#000000" style:font-name="Arial" style:font-name-asian="Arial" style:font-name-complex="Arial" fo:font-size="10pt" style:font-size-asian="10pt" style:font-size-complex="10pt" fo:font-style="normal" style:font-style-asian="normal" style:font-style-complex="normal" style:font-family-generic="swiss"/>
      <style:map style:condition="of:is-true-formula(AND(COUNTIF([.$A$69:.$A$74]; [.A268])&gt;1;NOT(ISBLANK([.A268]))))" style:apply-style-name="cf1" style:base-cell-address="Cedula_Resumen.A268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4" table:default-cell-style-name="ce1"/>
        <table:table-column table:style-name="co9" table:default-cell-style-name="ce2"/>
        <table:table-column table:style-name="co9" table:number-columns-repeated="1011" table:default-cell-style-name="ce1"/>
        <table:table-column table:style-name="co10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AUDITORIA DE CADA Y BANCOS</text:p>
          </table:table-cell>
          <table:table-cell table:number-columns-repeated="11" table:style-name="ce4"/>
          <table:table-cell table:style-name="ce5"/>
          <table:table-cell table:style-name="ce6"/>
          <table:table-cell table:number-columns-repeated="16370" table:style-name="ce7"/>
        </table:table-row>
        <table:table-row table:style-name="ro3">
          <table:table-cell table:number-columns-repeated="12" table:style-name="ce8"/>
          <table:table-cell table:style-name="ce9"/>
          <table:table-cell table:number-columns-repeated="16371" table:style-name="ce7"/>
        </table:table-row>
        <table:table-row table:style-name="ro1">
          <table:table-cell office:value-type="string" table:style-name="ce10">
            <text:p>Cliente:</text:p>
          </table:table-cell>
          <table:table-cell office:value-type="string" table:style-name="ce11">
            <text:p>VISACOM S.A</text:p>
          </table:table-cell>
          <table:table-cell table:number-columns-repeated="7" table:style-name="ce12"/>
          <table:table-cell office:value-type="string" table:style-name="ce13">
            <text:p>P/T:</text:p>
          </table:table-cell>
          <table:table-cell table:style-name="ce14"/>
          <table:table-cell table:style-name="ce15"/>
          <table:table-cell table:number-columns-spanned="2" table:number-rows-spanned="1" table:style-name="ce40"/>
          <table:covered-table-cell/>
          <table:table-cell table:number-columns-repeated="16370" table:style-name="ce16"/>
        </table:table-row>
        <table:table-row table:style-name="ro3">
          <table:table-cell office:value-type="string" table:style-name="ce10">
            <text:p>Sección:</text:p>
          </table:table-cell>
          <table:table-cell office:value-type="string" table:style-name="ce11">
            <text:p>Fase 2 – Ejecución</text:p>
          </table:table-cell>
          <table:table-cell table:number-columns-repeated="7" table:style-name="ce12"/>
          <table:table-cell office:value-type="string" table:style-name="ce13">
            <text:p>Preparado por:</text:p>
          </table:table-cell>
          <table:table-cell table:style-name="ce14"/>
          <table:table-cell table:style-name="ce15"/>
          <table:table-cell office:value-type="string" table:number-columns-spanned="2" table:number-rows-spanned="1" table:style-name="ce41">
            <text:p>Dara Macias</text:p>
          </table:table-cell>
          <table:covered-table-cell/>
          <table:table-cell table:number-columns-repeated="16370" table:style-name="ce16"/>
        </table:table-row>
        <table:table-row table:style-name="ro3">
          <table:table-cell office:value-type="string" table:style-name="ce10">
            <text:p>Area:</text:p>
          </table:table-cell>
          <table:table-cell office:value-type="string" table:style-name="ce11">
            <text:p>Trial y revisión analitica</text:p>
          </table:table-cell>
          <table:table-cell table:number-columns-repeated="7" table:style-name="ce12"/>
          <table:table-cell office:value-type="string" table:style-name="ce13">
            <text:p>Fecha:</text:p>
          </table:table-cell>
          <table:table-cell table:style-name="ce14"/>
          <table:table-cell table:style-name="ce15"/>
          <table:table-cell office:value-type="date" office:date-value="2020-11-09T00:00:00" table:number-columns-spanned="2" table:number-rows-spanned="1" table:style-name="ce42">
            <text:p>9/11/2020</text:p>
          </table:table-cell>
          <table:covered-table-cell/>
          <table:table-cell table:number-columns-repeated="16370" table:style-name="ce16"/>
        </table:table-row>
        <table:table-row table:style-name="ro3">
          <table:table-cell office:value-type="string" table:style-name="ce10">
            <text:p>Prueba:</text:p>
          </table:table-cell>
          <table:table-cell office:value-type="string" table:style-name="ce11">
            <text:p>Análisis variaciones de grupo contable</text:p>
          </table:table-cell>
          <table:table-cell table:number-columns-repeated="7" table:style-name="ce12"/>
          <table:table-cell office:value-type="string" table:style-name="ce13">
            <text:p>Revisado por:</text:p>
          </table:table-cell>
          <table:table-cell table:style-name="ce14"/>
          <table:table-cell table:style-name="ce15"/>
          <table:table-cell office:value-type="string" table:number-columns-spanned="2" table:number-rows-spanned="1" table:style-name="ce41">
            <text:p>Carlos Almeida</text:p>
          </table:table-cell>
          <table:covered-table-cell/>
          <table:table-cell table:number-columns-repeated="16370" table:style-name="ce16"/>
        </table:table-row>
        <table:table-row table:style-name="ro1">
          <table:table-cell office:value-type="string" table:style-name="ce10">
            <text:p>Con corte al:</text:p>
          </table:table-cell>
          <table:table-cell office:value-type="string" table:style-name="ce11">
            <text:p>Al 31 de Septiembre del 2020</text:p>
          </table:table-cell>
          <table:table-cell table:number-columns-repeated="7" table:style-name="ce12"/>
          <table:table-cell office:value-type="string" table:style-name="ce13">
            <text:p>Fecha:</text:p>
          </table:table-cell>
          <table:table-cell table:style-name="ce14"/>
          <table:table-cell table:style-name="ce15"/>
          <table:table-cell table:number-columns-spanned="2" table:number-rows-spanned="1" table:style-name="ce40"/>
          <table:covered-table-cell/>
          <table:table-cell table:number-columns-repeated="16370" table:style-name="ce16"/>
        </table:table-row>
        <table:table-row table:style-name="ro3">
          <table:table-cell table:number-columns-repeated="12" table:style-name="ce7"/>
          <table:table-cell table:style-name="ce17"/>
          <table:table-cell table:number-columns-repeated="16371" table:style-name="ce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table:number-columns-repeated="4" table:style-name="ce49"/>
          <table:table-cell table:style-name="ce50"/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43">
            <text:p>Código</text:p>
          </table:table-cell>
          <table:table-cell office:value-type="string" table:number-columns-spanned="1" table:number-rows-spanned="2" table:style-name="ce44">
            <text:p>Cuenta</text:p>
          </table:table-cell>
          <table:table-cell office:value-type="string" table:style-name="ce18">
            <text:p>Saldos contables al</text:p>
          </table:table-cell>
          <table:table-cell office:value-type="string" table:number-columns-spanned="2" table:number-rows-spanned="1" table:style-name="ce45">
            <text:p>Ajustes y/o re-clasificaciones</text:p>
          </table:table-cell>
          <table:covered-table-cell/>
          <table:table-cell office:value-type="string" table:style-name="ce19">
            <text:p>Saldos auditados al</text:p>
          </table:table-cell>
          <table:table-cell office:value-type="string" table:number-columns-spanned="1" table:number-rows-spanned="2" table:style-name="ce43">
            <text:p>Código</text:p>
          </table:table-cell>
          <table:table-cell office:value-type="string" table:number-columns-spanned="1" table:number-rows-spanned="2" table:style-name="ce72">
            <text:p>Cuenta</text:p>
          </table:table-cell>
          <table:table-cell office:value-type="string" table:style-name="ce68">
            <text:p>Saldos auditados al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covered-table-cell/>
          <table:covered-table-cell/>
          <table:table-cell office:value-type="date" office:date-value="2020-09-30T00:00:00" table:style-name="ce20">
            <text:p>30-sep-20</text:p>
          </table:table-cell>
          <table:table-cell office:value-type="string" table:style-name="ce20">
            <text:p>Débitos</text:p>
          </table:table-cell>
          <table:table-cell office:value-type="string" table:style-name="ce20">
            <text:p>Créditos</text:p>
          </table:table-cell>
          <table:table-cell office:value-type="date" office:date-value="2020-12-31T00:00:00" table:style-name="ce20">
            <text:p>31-dic-20</text:p>
          </table:table-cell>
          <table:covered-table-cell/>
          <table:covered-table-cell/>
          <table:table-cell office:value-type="date" office:date-value="2019-12-31T00:00:00" table:style-name="ce69">
            <text:p>31-dic-19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table:number-columns-repeated="2" table:style-name="ce62"/>
          <table:table-cell table:style-name="ce70"/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25">
            <text:p>1.1.1.2<text:s/></text:p>
          </table:table-cell>
          <table:table-cell office:value-type="string" table:style-name="ce26">
            <text:p>Caja Chica<text:s/></text:p>
          </table:table-cell>
          <table:table-cell office:value-type="float" office:value="38.83" table:style-name="ce24">
            <text:p>39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1.1.1.2</text:p>
          </table:table-cell>
          <table:table-cell office:value-type="string" table:style-name="ce63">
            <text:p>CAJA CHICA</text:p>
          </table:table-cell>
          <table:table-cell office:value-type="float" office:value="98.89" table:style-name="ce70">
            <text:p>98,89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26">
            <text:p>1.1.1.3.1</text:p>
          </table:table-cell>
          <table:table-cell office:value-type="string" table:style-name="ce28">
            <text:p>Banco Bolivariano cta cte #003-502595-3<text:s/></text:p>
          </table:table-cell>
          <table:table-cell office:value-type="float" office:value="251250.83" table:style-name="ce24">
            <text:p>251.251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1.1.1.3.1</text:p>
          </table:table-cell>
          <table:table-cell office:value-type="string" table:style-name="ce63">
            <text:p>BANCO BOLIVARIANO CTA CORRIENTE 0035025953</text:p>
          </table:table-cell>
          <table:table-cell office:value-type="float" office:value="32568.59" table:style-name="ce70">
            <text:p>32568,59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26">
            <text:p>1.1.1.3.3<text:s/></text:p>
          </table:table-cell>
          <table:table-cell office:value-type="string" table:style-name="ce28">
            <text:p>Banco Bolivariano cta ahorros #0031116611<text:s/></text:p>
          </table:table-cell>
          <table:table-cell office:value-type="float" office:value="22248.99" table:style-name="ce24">
            <text:p>22.249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1.1.1.3.3</text:p>
          </table:table-cell>
          <table:table-cell office:value-type="string" table:style-name="ce63">
            <text:p>BANCO BOLIVARIANO CTA AHORROS # 003-111661-1</text:p>
          </table:table-cell>
          <table:table-cell office:value-type="float" office:value="2936.38" table:style-name="ce70">
            <text:p>2936,38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25">
            <text:p>1.1.1.3.4<text:s/></text:p>
          </table:table-cell>
          <table:table-cell office:value-type="string" table:style-name="ce29">
            <text:p>Banco Internacional cta cte# 125-061080-2</text:p>
          </table:table-cell>
          <table:table-cell office:value-type="float" office:value="80936.42" table:style-name="ce30">
            <text:p>80.936</text:p>
          </table:table-cell>
          <table:table-cell table:style-name="ce61"/>
          <table:table-cell table:style-name="ce55"/>
          <table:table-cell table:style-name="ce57"/>
          <table:table-cell office:value-type="string" table:style-name="ce63">
            <text:p>1.1.1.3.4</text:p>
          </table:table-cell>
          <table:table-cell office:value-type="string" table:style-name="ce63">
            <text:p>BANCO INTERNACIONAL <text:s/>CTA CTE #125-061080-2</text:p>
          </table:table-cell>
          <table:table-cell office:value-type="float" office:value="239886.03" table:style-name="ce70">
            <text:p>239886,03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25">
            <text:p>1.1.1.3.5<text:s/></text:p>
          </table:table-cell>
          <table:table-cell office:value-type="string" table:style-name="ce29">
            <text:p>Banco Pacífico cta cte #7961887<text:s/></text:p>
          </table:table-cell>
          <table:table-cell office:value-type="float" office:value="28234.12" table:style-name="ce31">
            <text:p>28.234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1.1.1.3.5</text:p>
          </table:table-cell>
          <table:table-cell office:value-type="string" table:style-name="ce63">
            <text:p>BANCO PACIFICO CTA CTE. # 7961887</text:p>
          </table:table-cell>
          <table:table-cell office:value-type="float" office:value="26859.3" table:style-name="ce70">
            <text:p>26859,3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23">
            <text:p>1.1.2.5.1<text:s/></text:p>
          </table:table-cell>
          <table:table-cell office:value-type="string" table:style-name="ce73">
            <text:p>Clientes Comerciales</text:p>
          </table:table-cell>
          <table:table-cell office:value-type="float" office:value="55055.68" table:style-name="ce27">
            <text:p>55.056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1.1.2.5.1</text:p>
          </table:table-cell>
          <table:table-cell office:value-type="string" table:style-name="ce63">
            <text:p>CLIENTES LOCALES</text:p>
          </table:table-cell>
          <table:table-cell office:value-type="float" office:value="134190.87" table:style-name="ce70">
            <text:p>134190,87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office:value-type="string" table:style-name="ce63">
            <text:p>1.1.2.8</text:p>
          </table:table-cell>
          <table:table-cell office:value-type="string" table:style-name="ce63">
            <text:p>PROVISION PARA CREDITOS INCOBRABLES</text:p>
          </table:table-cell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99">
            <text:p>1.1.5.1.1</text:p>
          </table:table-cell>
          <table:table-cell office:value-type="string" table:style-name="ce75">
            <text:p>IVA sobre compras</text:p>
          </table:table-cell>
          <table:table-cell office:value-type="float" office:value="85064.52" table:style-name="ce24">
            <text:p>85.065<text:s/></text:p>
          </table:table-cell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office:value-type="string" table:style-name="ce63">
            <text:p>1.1.5.2</text:p>
          </table:table-cell>
          <table:table-cell office:value-type="string" table:style-name="ce63">
            <text:p>SALDO DE CREDITO TRIBUTARIO IVA</text:p>
          </table:table-cell>
          <table:table-cell office:value-type="float" office:value="56338.93" table:style-name="ce70">
            <text:p>56338,93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23">
            <text:p>1.1.5.2.2</text:p>
          </table:table-cell>
          <table:table-cell office:value-type="string" table:style-name="ce73">
            <text:p>70% Servicios</text:p>
          </table:table-cell>
          <table:table-cell office:value-type="float" office:value="80321.460000000006" table:style-name="ce24">
            <text:p>80.321<text:s/></text:p>
          </table:table-cell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26">
            <text:p>1.1.5.2.10</text:p>
          </table:table-cell>
          <table:table-cell office:value-type="string" table:style-name="ce73">
            <text:p>70% Servicios</text:p>
          </table:table-cell>
          <table:table-cell office:value-type="float" office:value="56543.17" table:style-name="ce24">
            <text:p>56.543<text:s/></text:p>
          </table:table-cell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100">
            <text:p>1.1.5.3.1</text:p>
          </table:table-cell>
          <table:table-cell office:value-type="string" table:style-name="ce75">
            <text:p>1% Bienes Muebles de Naturaleza Corporal</text:p>
          </table:table-cell>
          <table:table-cell office:value-type="float" office:value="8426.01" table:style-name="ce30">
            <text:p>8.426</text:p>
          </table:table-cell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table:style-name="ce70"/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100">
            <text:p>1.1.5.3.2</text:p>
          </table:table-cell>
          <table:table-cell office:value-type="string" table:style-name="ce75">
            <text:p>Retencion 2% servicios</text:p>
          </table:table-cell>
          <table:table-cell office:value-type="float" office:value="1812.91" table:style-name="ce31">
            <text:p>1.813<text:s/></text:p>
          </table:table-cell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table:style-name="ce70"/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101">
            <text:p>1.1.5.3.8</text:p>
          </table:table-cell>
          <table:table-cell office:value-type="string" table:style-name="ce77">
            <text:p>2.75% Servicios</text:p>
          </table:table-cell>
          <table:table-cell office:value-type="float" office:value="2089.02" table:style-name="ce78">
            <text:p>2.089<text:s/></text:p>
          </table:table-cell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25">
            <text:p>1.1.5.4.3</text:p>
          </table:table-cell>
          <table:table-cell office:value-type="string" table:style-name="ce25">
            <text:p>Credito Tributario Imp. Rta. Cia.</text:p>
          </table:table-cell>
          <table:table-cell office:value-type="float" office:value="34918.089999999997" table:style-name="ce31">
            <text:p>34.918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1.1.5.4.3</text:p>
          </table:table-cell>
          <table:table-cell office:value-type="string" table:style-name="ce63">
            <text:p>CREDITO TRIBUTARIO 2018</text:p>
          </table:table-cell>
          <table:table-cell office:value-type="float" office:value="21241.53" table:style-name="ce70">
            <text:p>21241,53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office:value-type="string" table:style-name="ce63">
            <text:p>1.1.5.3</text:p>
          </table:table-cell>
          <table:table-cell office:value-type="string" table:style-name="ce63">
            <text:p>RETENCIONES 2019</text:p>
          </table:table-cell>
          <table:table-cell office:value-type="float" office:value="18728.47" table:style-name="ce70">
            <text:p>18728,47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office:value-type="string" table:style-name="ce63">
            <text:p>1.1.4.3</text:p>
          </table:table-cell>
          <table:table-cell office:value-type="string" table:style-name="ce63">
            <text:p>ANTICIPOS A PROVEEDORES</text:p>
          </table:table-cell>
          <table:table-cell office:value-type="float" office:value="48383.4" table:style-name="ce70">
            <text:p>48383,4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25">
            <text:p>1.1.3.1</text:p>
          </table:table-cell>
          <table:table-cell office:value-type="string" table:style-name="ce26">
            <text:p>Inventarios materiales auxiliares</text:p>
          </table:table-cell>
          <table:table-cell office:value-type="float" office:value="47426.48" table:style-name="ce24">
            <text:p>47.426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1.1.3.1</text:p>
          </table:table-cell>
          <table:table-cell office:value-type="string" table:style-name="ce63">
            <text:p>Inventarios materiales auxiliares</text:p>
          </table:table-cell>
          <table:table-cell office:value-type="float" office:value="47426.48" table:style-name="ce70">
            <text:p>47426,48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office:value-type="string" table:style-name="ce63">
            <text:p>1.1.3.5</text:p>
          </table:table-cell>
          <table:table-cell office:value-type="string" table:style-name="ce63">
            <text:p>Eventos en Desarrollo</text:p>
          </table:table-cell>
          <table:table-cell office:value-type="float" office:value="13501.02" table:style-name="ce70">
            <text:p>13501,02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office:value-type="string" table:style-name="ce63">
            <text:p>1.1.3.7</text:p>
          </table:table-cell>
          <table:table-cell office:value-type="string" table:style-name="ce63">
            <text:p>Mercaderías en Transito</text:p>
          </table:table-cell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25">
            <text:p>1.1.2.6.3</text:p>
          </table:table-cell>
          <table:table-cell office:value-type="string" table:style-name="ce29">
            <text:p>Funcionarios y/o Empleados</text:p>
          </table:table-cell>
          <table:table-cell office:value-type="float" office:value="5019.91" table:style-name="ce74">
            <text:p>5.020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1.1.2.6.3</text:p>
          </table:table-cell>
          <table:table-cell office:value-type="string" table:style-name="ce63">
            <text:p>DIEGO PAZMINO<text:s/></text:p>
          </table:table-cell>
          <table:table-cell office:value-type="float" office:value="5527.8" table:style-name="ce70">
            <text:p>5527,8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office:value-type="string" table:style-name="ce63">
            <text:p>Imnumerado</text:p>
          </table:table-cell>
          <table:table-cell office:value-type="string" table:style-name="ce63">
            <text:p>RUFO VIEJO</text:p>
          </table:table-cell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office:value-type="string" table:style-name="ce63">
            <text:p>Imnumerado</text:p>
          </table:table-cell>
          <table:table-cell office:value-type="string" table:style-name="ce63">
            <text:p>M.ELENA SANCHEZ</text:p>
          </table:table-cell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number-rows-repeated="4"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office:value-type="string" table:style-name="ce63">
            <text:p>Imnumerado</text:p>
          </table:table-cell>
          <table:table-cell office:value-type="string" table:style-name="ce63">
            <text:p>SARA ESCOBAR</text:p>
          </table:table-cell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25">
            <text:p>1.1.2.7</text:p>
          </table:table-cell>
          <table:table-cell office:value-type="string" table:style-name="ce29">
            <text:p>Otras Cuentas por Cobrar</text:p>
          </table:table-cell>
          <table:table-cell office:value-type="float" office:value="421.34" table:style-name="ce74">
            <text:p>421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1.1.2.7</text:p>
          </table:table-cell>
          <table:table-cell office:value-type="string" table:style-name="ce63">
            <text:p>CARLOS DELGADO YACILA -saldo al 31 dic.2018</text:p>
          </table:table-cell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25">
            <text:p>1.1.4.1</text:p>
          </table:table-cell>
          <table:table-cell office:value-type="string" table:style-name="ce26">
            <text:p>Seguros</text:p>
          </table:table-cell>
          <table:table-cell office:value-type="float" office:value="10379.719999999999" table:style-name="ce24">
            <text:p>10.380<text:s/></text:p>
          </table:table-cell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table:style-name="ce70"/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25">
            <text:p>1.1.4.2</text:p>
          </table:table-cell>
          <table:table-cell office:value-type="string" table:style-name="ce26">
            <text:p>Arriendos Pagados por Anticipado</text:p>
          </table:table-cell>
          <table:table-cell office:value-type="float" office:value="8294.4" table:style-name="ce24">
            <text:p>8.294<text:s/></text:p>
          </table:table-cell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table:style-name="ce70"/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25">
            <text:p>1.1.4.4</text:p>
          </table:table-cell>
          <table:table-cell office:value-type="string" table:style-name="ce28">
            <text:p>Otros Anticipos Entregados</text:p>
          </table:table-cell>
          <table:table-cell office:value-type="float" office:value="10486.69" table:style-name="ce24">
            <text:p>10.487<text:s/></text:p>
          </table:table-cell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table:style-name="ce70"/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25">
            <text:p>1.1.4.7</text:p>
          </table:table-cell>
          <table:table-cell office:value-type="string" table:style-name="ce28">
            <text:p>Depositos en Garantia</text:p>
          </table:table-cell>
          <table:table-cell office:value-type="float" office:value="729.6" table:style-name="ce24">
            <text:p>730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1.1.4.1</text:p>
          </table:table-cell>
          <table:table-cell office:value-type="string" table:style-name="ce63">
            <text:p>POLIZAS DE SEGUROS</text:p>
          </table:table-cell>
          <table:table-cell office:value-type="float" office:value="4849.57" table:style-name="ce70">
            <text:p>4849,57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79">
            <text:p>1.2.1.5</text:p>
          </table:table-cell>
          <table:table-cell office:value-type="string" table:style-name="ce80">
            <text:p>MUEBLES Y ENSERES</text:p>
          </table:table-cell>
          <table:table-cell office:value-type="float" office:value="51678.38" table:style-name="ce24">
            <text:p>51.678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1.2.1.5</text:p>
          </table:table-cell>
          <table:table-cell office:value-type="string" table:style-name="ce63">
            <text:p>MUEBLES Y ENSERES</text:p>
          </table:table-cell>
          <table:table-cell office:value-type="float" office:value="51143.62" table:style-name="ce70">
            <text:p>51143,62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79">
            <text:p>1.2.1.7</text:p>
          </table:table-cell>
          <table:table-cell office:value-type="string" table:style-name="ce80">
            <text:p>EQUIPOS DE COMPUTACION</text:p>
          </table:table-cell>
          <table:table-cell office:value-type="float" office:value="80376.19" table:style-name="ce24">
            <text:p>80.376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1.2.1.7</text:p>
          </table:table-cell>
          <table:table-cell office:value-type="string" table:style-name="ce63">
            <text:p>EQUIPOS DE COMPUTACION</text:p>
          </table:table-cell>
          <table:table-cell office:value-type="float" office:value="80376.19" table:style-name="ce70">
            <text:p>80376,19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79">
            <text:p>1.2.1.4</text:p>
          </table:table-cell>
          <table:table-cell office:value-type="string" table:style-name="ce80">
            <text:p>INSTALACIONES</text:p>
          </table:table-cell>
          <table:table-cell office:value-type="float" office:value="3197.25" table:style-name="ce24">
            <text:p>3.197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1.2.1.4</text:p>
          </table:table-cell>
          <table:table-cell office:value-type="string" table:style-name="ce63">
            <text:p>INSTALACIONES</text:p>
          </table:table-cell>
          <table:table-cell office:value-type="float" office:value="3197.25" table:style-name="ce70">
            <text:p>3197,25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79">
            <text:p>1.2.1.8</text:p>
          </table:table-cell>
          <table:table-cell office:value-type="string" table:style-name="ce80">
            <text:p>VEHICULOS</text:p>
          </table:table-cell>
          <table:table-cell office:value-type="float" office:value="123623.22" table:style-name="ce24">
            <text:p>123.623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1.2.1.8</text:p>
          </table:table-cell>
          <table:table-cell office:value-type="string" table:style-name="ce63">
            <text:p>VEHICULOS</text:p>
          </table:table-cell>
          <table:table-cell office:value-type="float" office:value="123623.22" table:style-name="ce70">
            <text:p>123623,22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79">
            <text:p>1.2.1.9</text:p>
          </table:table-cell>
          <table:table-cell office:value-type="string" table:style-name="ce80">
            <text:p>OTROS ACTIVOS</text:p>
          </table:table-cell>
          <table:table-cell office:value-type="float" office:value="3865" table:style-name="ce24">
            <text:p>3.865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1.2.1.9</text:p>
          </table:table-cell>
          <table:table-cell office:value-type="string" table:style-name="ce63">
            <text:p>OTROS ACTIVOS</text:p>
          </table:table-cell>
          <table:table-cell office:value-type="float" office:value="534.76" table:style-name="ce70">
            <text:p>534,76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office:value-type="string" table:style-name="ce63">
            <text:p>1.2.1.9</text:p>
          </table:table-cell>
          <table:table-cell office:value-type="string" table:style-name="ce63">
            <text:p>DESARROLLO SOFTWARE CONTIFICO</text:p>
          </table:table-cell>
          <table:table-cell office:value-type="float" office:value="3865" table:style-name="ce70">
            <text:p>3865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1">
            <text:p>1.2.1.10</text:p>
          </table:table-cell>
          <table:table-cell office:value-type="string" table:style-name="ce79">
            <text:p>Equipos y Acc de Proyeccion</text:p>
          </table:table-cell>
          <table:table-cell office:value-type="float" office:value="36913.800000000003" table:style-name="ce24">
            <text:p>36.914<text:s/></text:p>
          </table:table-cell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table:style-name="ce70"/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25">
            <text:p>1.2.1.11</text:p>
          </table:table-cell>
          <table:table-cell office:value-type="string" table:style-name="ce29">
            <text:p>(-) Depreciación Acumulada Propiedades, Planta y Equipo</text:p>
          </table:table-cell>
          <table:table-cell office:value-type="float" office:value="-233474.84" table:style-name="ce30">
            <text:p>(233.475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1.2.1.11</text:p>
          </table:table-cell>
          <table:table-cell office:value-type="string" table:style-name="ce63">
            <text:p>DEPRECIACION ACUMULADA</text:p>
          </table:table-cell>
          <table:table-cell office:value-type="float" office:value="-222185.8" table:style-name="ce70">
            <text:p>-222185,8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number-rows-repeated="2"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table:style-name="ce70"/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94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table:style-name="ce70"/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102">
            <text:p>2.1.3.1.1</text:p>
          </table:table-cell>
          <table:table-cell office:value-type="string" table:style-name="ce82">
            <text:p>Proveedores</text:p>
          </table:table-cell>
          <table:table-cell office:value-type="float" office:value="-17936.36" table:style-name="ce24">
            <text:p>(17.936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2.1.3.1.1</text:p>
          </table:table-cell>
          <table:table-cell office:value-type="string" table:style-name="ce63">
            <text:p>PROVEEDORES NACIONALES</text:p>
          </table:table-cell>
          <table:table-cell office:value-type="float" office:value="-13345.93" table:style-name="ce70">
            <text:p>-13345,93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26">
            <text:p>2.1.5.1</text:p>
          </table:table-cell>
          <table:table-cell office:value-type="string" table:style-name="ce26">
            <text:p>Provisiones Locales</text:p>
          </table:table-cell>
          <table:table-cell office:value-type="float" office:value="-787.78" table:style-name="ce24">
            <text:p>(788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2.1.5.1</text:p>
          </table:table-cell>
          <table:table-cell office:value-type="string" table:style-name="ce63">
            <text:p>PROVISIONES LOCALES</text:p>
          </table:table-cell>
          <table:table-cell office:value-type="float" office:value="-1105.44" table:style-name="ce70">
            <text:p>-1105,44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103">
            <text:p>2.1.3.1.2</text:p>
          </table:table-cell>
          <table:table-cell office:value-type="string" table:style-name="ce83">
            <text:p>Proveedores Exterior</text:p>
          </table:table-cell>
          <table:table-cell office:value-type="float" office:value="-21895" table:style-name="ce24">
            <text:p>(21.895)</text:p>
          </table:table-cell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26">
            <text:p>2.1.3.1.3</text:p>
          </table:table-cell>
          <table:table-cell office:value-type="string" table:style-name="ce26">
            <text:p>Provision de servicios</text:p>
          </table:table-cell>
          <table:table-cell office:value-type="float" office:value="-16.68" table:style-name="ce24">
            <text:p>(17)</text:p>
          </table:table-cell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26">
            <text:p>2.1.4.3</text:p>
          </table:table-cell>
          <table:table-cell office:value-type="string" table:style-name="ce82">
            <text:p>Tarjeta de credito Visa Bankard</text:p>
          </table:table-cell>
          <table:table-cell office:value-type="float" office:value="-894.96" table:style-name="ce24">
            <text:p>(895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2.1.4.3</text:p>
          </table:table-cell>
          <table:table-cell office:value-type="string" table:style-name="ce63">
            <text:p>TARJETA CORPORATIVA VISA BANKARD</text:p>
          </table:table-cell>
          <table:table-cell office:value-type="float" office:value="-1133.8699999999999" table:style-name="ce70">
            <text:p>-1133,87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office:value-type="string" table:style-name="ce63">
            <text:p>2.1.4.4</text:p>
          </table:table-cell>
          <table:table-cell office:value-type="string" table:style-name="ce63">
            <text:p>TARJETA CORPORATIVA INTERNACIONAL</text:p>
          </table:table-cell>
          <table:table-cell office:value-type="float" office:value="-2070.02" table:style-name="ce70">
            <text:p>-2070,02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104">
            <text:p>2.1.7.2.1</text:p>
          </table:table-cell>
          <table:table-cell office:value-type="string" table:style-name="ce82">
            <text:p>1% RETENCION EN LA FUENTE I.R</text:p>
          </table:table-cell>
          <table:table-cell office:value-type="float" office:value="-246.11" table:style-name="ce24">
            <text:p>(246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2.1.7.2.1</text:p>
          </table:table-cell>
          <table:table-cell office:value-type="string" table:style-name="ce63">
            <text:p>1% RETENCION EN LA FUENTE I.R</text:p>
          </table:table-cell>
          <table:table-cell office:value-type="float" office:value="-110.45" table:style-name="ce70">
            <text:p>-110,45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105">
            <text:p>2.1.7.2.2</text:p>
          </table:table-cell>
          <table:table-cell office:value-type="string" table:style-name="ce82">
            <text:p>2% RETENCION EN LA FUENTE I.R</text:p>
          </table:table-cell>
          <table:table-cell office:value-type="float" office:value="-550.15" table:style-name="ce24">
            <text:p>(550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2.1.7.2.2</text:p>
          </table:table-cell>
          <table:table-cell office:value-type="string" table:style-name="ce63">
            <text:p>2% RETENCION EN LA FUENTE I.R</text:p>
          </table:table-cell>
          <table:table-cell office:value-type="float" office:value="-550.15" table:style-name="ce70">
            <text:p>-550,15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106">
            <text:p>2.1.7.2.3</text:p>
          </table:table-cell>
          <table:table-cell office:value-type="string" table:style-name="ce82">
            <text:p>8% RETENCION EN LA FUENTE I.R</text:p>
          </table:table-cell>
          <table:table-cell office:value-type="float" office:value="-810.05" table:style-name="ce24">
            <text:p>(810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2.1.7.2.3</text:p>
          </table:table-cell>
          <table:table-cell office:value-type="string" table:style-name="ce63">
            <text:p>8% RETENCION EN LA FUENTE I.R</text:p>
          </table:table-cell>
          <table:table-cell office:value-type="float" office:value="-368.22" table:style-name="ce70">
            <text:p>-368,22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107">
            <text:p>2.1.7.4.1</text:p>
          </table:table-cell>
          <table:table-cell office:value-type="string" table:style-name="ce82">
            <text:p>IVA sobre Ventas</text:p>
          </table:table-cell>
          <table:table-cell office:value-type="float" office:value="-114052.74" table:style-name="ce24">
            <text:p>(114.053)</text:p>
          </table:table-cell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2">
            <text:p>2.1.7.2.8</text:p>
          </table:table-cell>
          <table:table-cell office:value-type="string" table:style-name="ce82">
            <text:p>IMPUESTO A LA RENTA DEL PERSONAL</text:p>
          </table:table-cell>
          <table:table-cell office:value-type="float" office:value="-116.85" table:style-name="ce24">
            <text:p>(117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2.1.7.2.8</text:p>
          </table:table-cell>
          <table:table-cell office:value-type="string" table:style-name="ce63">
            <text:p>IMPUESTO A LA RENTA DEL PERSONAL</text:p>
          </table:table-cell>
          <table:table-cell office:value-type="float" office:value="-116.85" table:style-name="ce70">
            <text:p>-116,85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26">
            <text:p>2.1.7.2.9</text:p>
          </table:table-cell>
          <table:table-cell office:value-type="string" table:style-name="ce82">
            <text:p>2.75% Servicios</text:p>
          </table:table-cell>
          <table:table-cell office:value-type="float" office:value="-139.31" table:style-name="ce24">
            <text:p>(139)</text:p>
          </table:table-cell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108">
            <text:p>2.1.7.3.1</text:p>
          </table:table-cell>
          <table:table-cell office:value-type="string" table:style-name="ce82">
            <text:p>30% RETENCION IVA COMPRAS</text:p>
          </table:table-cell>
          <table:table-cell office:value-type="float" office:value="-230.4" table:style-name="ce30">
            <text:p>(230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2.1.7.3.1</text:p>
          </table:table-cell>
          <table:table-cell office:value-type="string" table:style-name="ce63">
            <text:p>30% RETENCION IVA COMPRAS</text:p>
          </table:table-cell>
          <table:table-cell office:value-type="float" office:value="-68.040000000000006" table:style-name="ce70">
            <text:p>-68,04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108">
            <text:p>2.1.7.3.2</text:p>
          </table:table-cell>
          <table:table-cell office:value-type="string" table:style-name="ce82">
            <text:p>70% RETENCION IVA SERVICIOS</text:p>
          </table:table-cell>
          <table:table-cell office:value-type="float" office:value="-1329.55" table:style-name="ce31">
            <text:p>(1.330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2.1.7.3.2</text:p>
          </table:table-cell>
          <table:table-cell office:value-type="string" table:style-name="ce63">
            <text:p>70% RETENCION IVA SERVICIOS</text:p>
          </table:table-cell>
          <table:table-cell office:value-type="float" office:value="-1756.73" table:style-name="ce70">
            <text:p>-1756,73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108">
            <text:p>2.1.7.3.3</text:p>
          </table:table-cell>
          <table:table-cell office:value-type="string" table:style-name="ce82">
            <text:p>100% RETENCION IVA HONORARIOS</text:p>
          </table:table-cell>
          <table:table-cell office:value-type="float" office:value="-252" table:style-name="ce31">
            <text:p>(252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2.1.7.3.3</text:p>
          </table:table-cell>
          <table:table-cell office:value-type="string" table:style-name="ce63">
            <text:p>100% RETENCION IVA HONORARIOS</text:p>
          </table:table-cell>
          <table:table-cell office:value-type="float" office:value="-257.51" table:style-name="ce70">
            <text:p>-257,51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office:value-type="string" table:style-name="ce63">
            <text:p>2.1.10</text:p>
          </table:table-cell>
          <table:table-cell office:value-type="string" table:style-name="ce63">
            <text:p>BENEMERITO CUERPO DE BOMBEROS</text:p>
          </table:table-cell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109">
            <text:p>2.1.7.6.3</text:p>
          </table:table-cell>
          <table:table-cell office:value-type="string" table:style-name="ce82">
            <text:p>VACACIONES</text:p>
          </table:table-cell>
          <table:table-cell office:value-type="float" office:value="-405.34" table:style-name="ce24">
            <text:p>(405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2.1.7.6.3</text:p>
          </table:table-cell>
          <table:table-cell office:value-type="string" table:style-name="ce63">
            <text:p>VACACIONES</text:p>
          </table:table-cell>
          <table:table-cell office:value-type="float" office:value="-3431.47" table:style-name="ce70">
            <text:p>-3431,47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110">
            <text:p>2.1.7.6.1</text:p>
          </table:table-cell>
          <table:table-cell office:value-type="string" table:style-name="ce82">
            <text:p>DECIMO TERCER SUELDO</text:p>
          </table:table-cell>
          <table:table-cell office:value-type="float" office:value="-7294.55" table:style-name="ce24">
            <text:p>(7.295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2.1.7.6.1</text:p>
          </table:table-cell>
          <table:table-cell office:value-type="string" table:style-name="ce63">
            <text:p>DECIMO TERCER SUELDO</text:p>
          </table:table-cell>
          <table:table-cell office:value-type="float" office:value="-1166.79" table:style-name="ce70">
            <text:p>-1166,79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111">
            <text:p>2.1.7.6.2</text:p>
          </table:table-cell>
          <table:table-cell office:value-type="string" table:style-name="ce82">
            <text:p>DECIMO CUARTO SUELDO</text:p>
          </table:table-cell>
          <table:table-cell office:value-type="float" office:value="-1999.97" table:style-name="ce24">
            <text:p>(2.000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2.1.7.6.2</text:p>
          </table:table-cell>
          <table:table-cell office:value-type="string" table:style-name="ce63">
            <text:p>DECIMO CUARTO SUELDO</text:p>
          </table:table-cell>
          <table:table-cell office:value-type="float" office:value="-5182.91" table:style-name="ce70">
            <text:p>-5182,91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112">
            <text:p>2.1.7.6.6</text:p>
          </table:table-cell>
          <table:table-cell office:value-type="string" table:style-name="ce82">
            <text:p>FONDO DE RESERVA</text:p>
          </table:table-cell>
          <table:table-cell office:value-type="float" office:value="-368.5" table:style-name="ce24">
            <text:p>(369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2.1.7.6.6</text:p>
          </table:table-cell>
          <table:table-cell office:value-type="string" table:style-name="ce63">
            <text:p>FONDO DE RESERVA</text:p>
          </table:table-cell>
          <table:table-cell office:value-type="float" office:value="-635.70000000000005" table:style-name="ce70">
            <text:p>-635,7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26">
            <text:p>2.1.7.6.4</text:p>
          </table:table-cell>
          <table:table-cell office:value-type="string" table:style-name="ce33">
            <text:p>11.15% Aportes Patronales I.E.S.S.</text:p>
          </table:table-cell>
          <table:table-cell office:value-type="float" office:value="-1084.69" table:style-name="ce24">
            <text:p>(1.085)</text:p>
          </table:table-cell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table:style-name="ce70"/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25">
            <text:p>2.1.7.6.5</text:p>
          </table:table-cell>
          <table:table-cell office:value-type="string" table:style-name="ce29">
            <text:p>1% Secap - Iece</text:p>
          </table:table-cell>
          <table:table-cell office:value-type="float" office:value="-97.27" table:style-name="ce30">
            <text:p>(97)</text:p>
          </table:table-cell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table:style-name="ce70"/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25">
            <text:p>2.1.7.6.9</text:p>
          </table:table-cell>
          <table:table-cell office:value-type="string" table:style-name="ce29">
            <text:p>9.45% Aportes Individuales</text:p>
          </table:table-cell>
          <table:table-cell office:value-type="float" office:value="-919.33" table:style-name="ce31">
            <text:p>(919)</text:p>
          </table:table-cell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table:style-name="ce70"/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112"/>
          <table:table-cell table:style-name="ce85"/>
          <table:table-cell table:style-name="ce24"/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table:style-name="ce70"/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office:value-type="string" table:style-name="ce63">
            <text:p>2.1.7.6/4/5/9</text:p>
          </table:table-cell>
          <table:table-cell office:value-type="string" table:style-name="ce63">
            <text:p>APORTES AL IESS</text:p>
          </table:table-cell>
          <table:table-cell office:value-type="float" office:value="-3024.25" table:style-name="ce70">
            <text:p>-3024,25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25">
            <text:p>2.1.7.6.12</text:p>
          </table:table-cell>
          <table:table-cell office:value-type="string" table:style-name="ce29">
            <text:p>Extension conyugal Iess</text:p>
          </table:table-cell>
          <table:table-cell office:value-type="float" office:value="-14.54" table:style-name="ce31">
            <text:p>(15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2.1.7.6.12</text:p>
          </table:table-cell>
          <table:table-cell office:value-type="string" table:style-name="ce63">
            <text:p>EXTENSION CONYUGAL IESS</text:p>
          </table:table-cell>
          <table:table-cell office:value-type="float" office:value="-28.12" table:style-name="ce70">
            <text:p>-28,12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25">
            <text:p>2.1.7.6.10</text:p>
          </table:table-cell>
          <table:table-cell office:value-type="string" table:style-name="ce26">
            <text:p>Prestamos Quirografarios</text:p>
          </table:table-cell>
          <table:table-cell office:value-type="float" office:value="-525.91999999999996" table:style-name="ce24">
            <text:p>(526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2.1.7.6.10</text:p>
          </table:table-cell>
          <table:table-cell office:value-type="string" table:style-name="ce63">
            <text:p>PRESTAMOS QUIROGRAFARIOS IESS</text:p>
          </table:table-cell>
          <table:table-cell office:value-type="float" office:value="-1025.21" table:style-name="ce70">
            <text:p>-1025,21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26">
            <text:p>2.1.7.6.11</text:p>
          </table:table-cell>
          <table:table-cell office:value-type="string" table:style-name="ce26">
            <text:p>Prestamos Hipotecarios</text:p>
          </table:table-cell>
          <table:table-cell office:value-type="float" office:value="-1287.49" table:style-name="ce24">
            <text:p>(1.287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2.1.7.6.11</text:p>
          </table:table-cell>
          <table:table-cell office:value-type="string" table:style-name="ce63">
            <text:p>PRESTAMOS HIPOTECARIOS-IESS</text:p>
          </table:table-cell>
          <table:table-cell office:value-type="float" office:value="-902.51" table:style-name="ce70">
            <text:p>-902,51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113">
            <text:p>2.2.7.1</text:p>
          </table:table-cell>
          <table:table-cell office:value-type="string" table:style-name="ce82">
            <text:p>PROVISION JUBILACION PATRONAL</text:p>
          </table:table-cell>
          <table:table-cell office:value-type="float" office:value="-40377.480000000003" table:style-name="ce24">
            <text:p>(40.377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2.2.7.1</text:p>
          </table:table-cell>
          <table:table-cell office:value-type="string" table:style-name="ce63">
            <text:p>PROVISION JUBILACION PATRONAL saldo 1 ene 2014</text:p>
          </table:table-cell>
          <table:table-cell office:value-type="float" office:value="-40377.480000000003" table:style-name="ce70">
            <text:p>-40377,48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114">
            <text:p>2.2.7.2</text:p>
          </table:table-cell>
          <table:table-cell office:value-type="string" table:style-name="ce82">
            <text:p>PROVISION <text:s/>DESAHUCIO</text:p>
          </table:table-cell>
          <table:table-cell office:value-type="float" office:value="-7149.18" table:style-name="ce24">
            <text:p>(7.149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2.2.7.2</text:p>
          </table:table-cell>
          <table:table-cell office:value-type="string" table:style-name="ce63">
            <text:p>PROVISION <text:s/>DESAHUCIO saldo 1 ene 2014</text:p>
          </table:table-cell>
          <table:table-cell office:value-type="float" office:value="-12162.79" table:style-name="ce70">
            <text:p>-12162,79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office:value-type="string" table:style-name="ce63">
            <text:p>2.2.4.1</text:p>
          </table:table-cell>
          <table:table-cell office:value-type="string" table:style-name="ce63">
            <text:p>Maria Dolores Casal</text:p>
          </table:table-cell>
          <table:table-cell office:value-type="float" office:value="-178016.08" table:style-name="ce70">
            <text:p>-178016,08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office:value-type="string" table:style-name="ce63">
            <text:p>2.2.4.5</text:p>
          </table:table-cell>
          <table:table-cell office:value-type="string" table:style-name="ce63">
            <text:p>Maria Paula Casal</text:p>
          </table:table-cell>
          <table:table-cell office:value-type="float" office:value="-37242.21" table:style-name="ce70">
            <text:p>-37242,21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26">
            <text:p>2.1.8.1</text:p>
          </table:table-cell>
          <table:table-cell office:value-type="string" table:style-name="ce33">
            <text:p>Cuenta por Pagar Socios o Accionistas</text:p>
          </table:table-cell>
          <table:table-cell office:value-type="float" office:value="-30000" table:style-name="ce24">
            <text:p>(30.000)</text:p>
          </table:table-cell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table:style-name="ce70"/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25">
            <text:p>2.1.13</text:p>
          </table:table-cell>
          <table:table-cell office:value-type="string" table:style-name="ce29">
            <text:p>Otros Pasivos Corrientes</text:p>
          </table:table-cell>
          <table:table-cell office:value-type="float" office:value="-898.94" table:style-name="ce31">
            <text:p>(899)</text:p>
          </table:table-cell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table:style-name="ce70"/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25">
            <text:p>2.2.4.1</text:p>
          </table:table-cell>
          <table:table-cell office:value-type="string" table:style-name="ce25">
            <text:p>Cuenta por Pagar Socios o Accionistas No Corrientes</text:p>
          </table:table-cell>
          <table:table-cell office:value-type="float" office:value="-178016.08" table:style-name="ce31">
            <text:p>(178.016)</text:p>
          </table:table-cell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table:style-name="ce70"/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25">
            <text:p>2.2.4.5</text:p>
          </table:table-cell>
          <table:table-cell office:value-type="string" table:style-name="ce25">
            <text:p>Otras cuentas por pagar relacionadas</text:p>
          </table:table-cell>
          <table:table-cell office:value-type="float" office:value="-37242.21" table:style-name="ce31">
            <text:p>(37.242)</text:p>
          </table:table-cell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6">
            <text:p>3.1.1.1</text:p>
          </table:table-cell>
          <table:table-cell office:value-type="string" table:style-name="ce87">
            <text:p><text:s text:c="4"/>CAPITAL SUSCRITO</text:p>
          </table:table-cell>
          <table:table-cell office:value-type="float" office:value="-20000" table:style-name="ce24">
            <text:p>(20.000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3.1.1.1</text:p>
          </table:table-cell>
          <table:table-cell office:value-type="string" table:style-name="ce63">
            <text:p><text:s text:c="4"/>CAPITAL SUSCRITO</text:p>
          </table:table-cell>
          <table:table-cell office:value-type="float" office:value="-20000" table:style-name="ce70">
            <text:p>-2000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6">
            <text:p>3.1.4.1</text:p>
          </table:table-cell>
          <table:table-cell office:value-type="string" table:style-name="ce87">
            <text:p><text:s text:c="5"/>RESERVA LEGAL</text:p>
          </table:table-cell>
          <table:table-cell office:value-type="float" office:value="-10000" table:style-name="ce24">
            <text:p>(10.000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3.1.4.1</text:p>
          </table:table-cell>
          <table:table-cell office:value-type="string" table:style-name="ce63">
            <text:p><text:s text:c="5"/>RESERVA LEGAL</text:p>
          </table:table-cell>
          <table:table-cell office:value-type="float" office:value="-10000" table:style-name="ce70">
            <text:p>-1000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6">
            <text:p>3.1.4.2</text:p>
          </table:table-cell>
          <table:table-cell office:value-type="string" table:style-name="ce87">
            <text:p><text:s text:c="5"/>RESERVA FACULTATIVA</text:p>
          </table:table-cell>
          <table:table-cell office:value-type="float" office:value="-540000" table:style-name="ce24">
            <text:p>(540.000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3.1.4.2</text:p>
          </table:table-cell>
          <table:table-cell office:value-type="string" table:style-name="ce63">
            <text:p><text:s text:c="5"/>RESERVA FACULTATIVA</text:p>
          </table:table-cell>
          <table:table-cell office:value-type="float" office:value="-540000" table:style-name="ce70">
            <text:p>-54000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office:value-type="string" table:style-name="ce63">
            <text:p>Imnumerado</text:p>
          </table:table-cell>
          <table:table-cell office:value-type="string" table:style-name="ce63">
            <text:p><text:s text:c="5"/>RESULTADOS ACUMULADOS</text:p>
          </table:table-cell>
          <table:table-cell office:value-type="float" office:value="79291.5" table:style-name="ce70">
            <text:p>79291,5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office:value-type="string" table:style-name="ce63">
            <text:p>Imnumerado</text:p>
          </table:table-cell>
          <table:table-cell office:value-type="string" table:style-name="ce63">
            <text:p><text:s text:c="4"/>(-)PERDIDAS ACUMULADAS</text:p>
          </table:table-cell>
          <table:table-cell office:value-type="float" office:value="118511.01" table:style-name="ce70">
            <text:p>118511,01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6">
            <text:p>3.1.6.1</text:p>
          </table:table-cell>
          <table:table-cell office:value-type="string" table:style-name="ce87">
            <text:p><text:s text:c="4"/>(-)PERDIDAS ACUMULADAS</text:p>
          </table:table-cell>
          <table:table-cell office:value-type="float" office:value="-194877.87" table:style-name="ce24">
            <text:p>(194.878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3.1.6.1</text:p>
          </table:table-cell>
          <table:table-cell office:value-type="string" table:style-name="ce63">
            <text:p><text:s text:c="4"/>UTILIDADES ACUMULADOS</text:p>
          </table:table-cell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6">
            <text:p>3.1.7.1</text:p>
          </table:table-cell>
          <table:table-cell office:value-type="string" table:style-name="ce87">
            <text:p><text:s text:c="4"/>UTILIDAD(PERDIDA) PTE. EJERCICIO</text:p>
          </table:table-cell>
          <table:table-cell office:value-type="float" office:value="-6384.63" table:style-name="ce31">
            <text:p>(6.385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3.1.7.1</text:p>
          </table:table-cell>
          <table:table-cell office:value-type="string" table:style-name="ce63">
            <text:p><text:s text:c="4"/>UTILIDAD(PERDIDA) PTE. EJERCICIO</text:p>
          </table:table-cell>
          <table:table-cell office:value-type="float" office:value="-9384" table:style-name="ce70">
            <text:p>-9384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25">
            <text:p>3.1.5.5</text:p>
          </table:table-cell>
          <table:table-cell office:value-type="string" table:style-name="ce88">
            <text:p>Ganancia Actuarial, Jubilac. y Deshaucio</text:p>
          </table:table-cell>
          <table:table-cell office:value-type="float" office:value="-7431" table:style-name="ce31">
            <text:p>(7.431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3.1.5.5</text:p>
          </table:table-cell>
          <table:table-cell office:value-type="string" table:style-name="ce63">
            <text:p>Ganancia Actuarial, Jubilac. y Deshaucio<text:s/></text:p>
          </table:table-cell>
          <table:table-cell office:value-type="float" office:value="-7431" table:style-name="ce70">
            <text:p>-7431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96">
            <text:p>4.1.2.1</text:p>
          </table:table-cell>
          <table:table-cell office:value-type="string" table:style-name="ce63">
            <text:p>Servicios de Publicidad</text:p>
          </table:table-cell>
          <table:table-cell office:value-type="float" office:value="-864725.99" table:style-name="ce31">
            <text:p>(864.726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4.1.2.1</text:p>
          </table:table-cell>
          <table:table-cell office:value-type="string" table:style-name="ce63">
            <text:p>Servicios de Publicidad</text:p>
          </table:table-cell>
          <table:table-cell office:value-type="float" office:value="-1086470.7" table:style-name="ce70">
            <text:p>-1086470,7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63">
            <text:p>4.1.2.2</text:p>
          </table:table-cell>
          <table:table-cell office:value-type="string" table:style-name="ce63">
            <text:p>Comisión de Agencia</text:p>
          </table:table-cell>
          <table:table-cell office:value-type="float" office:value="-85713.62" table:style-name="ce31">
            <text:p>(85.714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4.1.2.2</text:p>
          </table:table-cell>
          <table:table-cell office:value-type="string" table:style-name="ce63">
            <text:p>Comisión de Agencia</text:p>
          </table:table-cell>
          <table:table-cell office:value-type="float" office:value="-91131.24" table:style-name="ce70">
            <text:p>-91131,24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63">
            <text:p>4.3.2</text:p>
          </table:table-cell>
          <table:table-cell office:value-type="string" table:style-name="ce60">
            <text:p>Intereses Ganados Ahorros</text:p>
          </table:table-cell>
          <table:table-cell office:value-type="float" office:value="-4.99" table:style-name="ce24">
            <text:p>(5)</text:p>
          </table:table-cell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office:value-type="string" table:style-name="ce63">
            <text:p>4.1.2.3</text:p>
          </table:table-cell>
          <table:table-cell office:value-type="string" table:style-name="ce63">
            <text:p>Eventos, Tickets T.H.</text:p>
          </table:table-cell>
          <table:table-cell office:value-type="float" office:value="-60560" table:style-name="ce70">
            <text:p>-6056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95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office:value-type="string" table:style-name="ce63">
            <text:p>4.1.2.4</text:p>
          </table:table-cell>
          <table:table-cell office:value-type="string" table:style-name="ce63">
            <text:p>Auspicios T.H.</text:p>
          </table:table-cell>
          <table:table-cell office:value-type="float" office:value="-33500" table:style-name="ce70">
            <text:p>-3350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office:value-type="string" table:style-name="ce63">
            <text:p>4.1.4</text:p>
          </table:table-cell>
          <table:table-cell office:value-type="string" table:style-name="ce63">
            <text:p>Rebaja y/o Descuentos sobre Ventas</text:p>
          </table:table-cell>
          <table:table-cell office:value-type="float" office:value="10507.5" table:style-name="ce70">
            <text:p>10507,5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63">
            <text:p>4.2.1</text:p>
          </table:table-cell>
          <table:table-cell office:value-type="string" table:style-name="ce63">
            <text:p>Otros Ingresos</text:p>
          </table:table-cell>
          <table:table-cell office:value-type="float" office:value="-0.01" table:style-name="ce24">
            <text:p>(0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4.2.1</text:p>
          </table:table-cell>
          <table:table-cell office:value-type="string" table:style-name="ce63">
            <text:p>Otros Ingresos</text:p>
          </table:table-cell>
          <table:table-cell office:value-type="float" office:value="-168.75" table:style-name="ce70">
            <text:p>-168,75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1.1</text:p>
          </table:table-cell>
          <table:table-cell office:value-type="string" table:style-name="ce90">
            <text:p>Sueldos</text:p>
          </table:table-cell>
          <table:table-cell office:value-type="float" office:value="-29425.7" table:style-name="ce24">
            <text:p>(29.426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1.1</text:p>
          </table:table-cell>
          <table:table-cell office:value-type="string" table:style-name="ce63">
            <text:p>Sueldos</text:p>
          </table:table-cell>
          <table:table-cell office:value-type="float" office:value="67067.100000000006" table:style-name="ce70">
            <text:p>67067,1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1.2</text:p>
          </table:table-cell>
          <table:table-cell office:value-type="string" table:style-name="ce90">
            <text:p>Aportes al IESS</text:p>
          </table:table-cell>
          <table:table-cell office:value-type="float" office:value="-4517.57" table:style-name="ce24">
            <text:p>(4.518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1.2</text:p>
          </table:table-cell>
          <table:table-cell office:value-type="string" table:style-name="ce63">
            <text:p>Aportes al IESS</text:p>
          </table:table-cell>
          <table:table-cell office:value-type="float" office:value="8148.75" table:style-name="ce70">
            <text:p>8148,75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1.3</text:p>
          </table:table-cell>
          <table:table-cell office:value-type="string" table:style-name="ce90">
            <text:p>Décimo Tercer Sueldo</text:p>
          </table:table-cell>
          <table:table-cell office:value-type="float" office:value="-3098.43" table:style-name="ce24">
            <text:p>(3.098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1.3</text:p>
          </table:table-cell>
          <table:table-cell office:value-type="string" table:style-name="ce63">
            <text:p>Décimo Tercer Sueldo</text:p>
          </table:table-cell>
          <table:table-cell office:value-type="float" office:value="5588.87" table:style-name="ce70">
            <text:p>5588,87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1.4</text:p>
          </table:table-cell>
          <table:table-cell office:value-type="string" table:style-name="ce90">
            <text:p>Décimo Cuarto Sueldo</text:p>
          </table:table-cell>
          <table:table-cell office:value-type="float" office:value="-873.25" table:style-name="ce24">
            <text:p>(873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1.4</text:p>
          </table:table-cell>
          <table:table-cell office:value-type="string" table:style-name="ce63">
            <text:p>Décimo Cuarto Sueldo</text:p>
          </table:table-cell>
          <table:table-cell office:value-type="float" office:value="1765.16" table:style-name="ce70">
            <text:p>1765,16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1.5</text:p>
          </table:table-cell>
          <table:table-cell office:value-type="string" table:style-name="ce90">
            <text:p>Vacaciones</text:p>
          </table:table-cell>
          <table:table-cell office:value-type="float" office:value="-1689.23" table:style-name="ce24">
            <text:p>(1.689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1.5</text:p>
          </table:table-cell>
          <table:table-cell office:value-type="string" table:style-name="ce63">
            <text:p>Vacaciones</text:p>
          </table:table-cell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number-rows-repeated="2" table:style-name="ro3">
          <table:table-cell table:style-name="ce53"/>
          <table:table-cell table:style-name="ce54"/>
          <table:table-cell table:style-name="ce24"/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1.6</text:p>
          </table:table-cell>
          <table:table-cell office:value-type="string" table:style-name="ce90">
            <text:p>Fondo de Reserva</text:p>
          </table:table-cell>
          <table:table-cell office:value-type="float" office:value="-2986.34" table:style-name="ce24">
            <text:p>(2.986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1.6</text:p>
          </table:table-cell>
          <table:table-cell office:value-type="string" table:style-name="ce63">
            <text:p>Fondo de Reserva</text:p>
          </table:table-cell>
          <table:table-cell office:value-type="float" office:value="5265.57" table:style-name="ce70">
            <text:p>5265,57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1.11</text:p>
          </table:table-cell>
          <table:table-cell office:value-type="string" table:style-name="ce89">
            <text:p>Primas de Seguros</text:p>
          </table:table-cell>
          <table:table-cell office:value-type="float" office:value="-2472.83" table:style-name="ce24">
            <text:p>(2.473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1.11</text:p>
          </table:table-cell>
          <table:table-cell office:value-type="string" table:style-name="ce63">
            <text:p>Primas de Seguros</text:p>
          </table:table-cell>
          <table:table-cell office:value-type="float" office:value="3424.04" table:style-name="ce70">
            <text:p>3424,04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1.12</text:p>
          </table:table-cell>
          <table:table-cell office:value-type="string" table:style-name="ce89">
            <text:p>Otros Gastos de Personal</text:p>
          </table:table-cell>
          <table:table-cell office:value-type="float" office:value="-8471.75" table:style-name="ce24">
            <text:p>(8.472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1.12</text:p>
          </table:table-cell>
          <table:table-cell office:value-type="string" table:style-name="ce63">
            <text:p>Otros Gastos de Personal</text:p>
          </table:table-cell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24"/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2.1</text:p>
          </table:table-cell>
          <table:table-cell office:value-type="string" table:style-name="ce89">
            <text:p>Sueldos</text:p>
          </table:table-cell>
          <table:table-cell office:value-type="float" office:value="-15165" table:style-name="ce24">
            <text:p>(15.165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2.1</text:p>
          </table:table-cell>
          <table:table-cell office:value-type="string" table:style-name="ce63">
            <text:p>Sueldos</text:p>
          </table:table-cell>
          <table:table-cell office:value-type="float" office:value="35400" table:style-name="ce70">
            <text:p>3540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2.2</text:p>
          </table:table-cell>
          <table:table-cell office:value-type="string" table:style-name="ce89">
            <text:p>Aportes al IESS</text:p>
          </table:table-cell>
          <table:table-cell office:value-type="float" office:value="-2337.4" table:style-name="ce24">
            <text:p>(2.337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2.2</text:p>
          </table:table-cell>
          <table:table-cell office:value-type="string" table:style-name="ce63">
            <text:p>Aportes al IESS</text:p>
          </table:table-cell>
          <table:table-cell office:value-type="float" office:value="4301.16" table:style-name="ce70">
            <text:p>4301,16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2.3</text:p>
          </table:table-cell>
          <table:table-cell office:value-type="string" table:style-name="ce89">
            <text:p>Décimo Tercer Sueldo<text:s/></text:p>
          </table:table-cell>
          <table:table-cell office:value-type="float" office:value="-1600.03" table:style-name="ce24">
            <text:p>(1.600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2.3</text:p>
          </table:table-cell>
          <table:table-cell office:value-type="string" table:style-name="ce63">
            <text:p>Décimo Tercer Sueldo<text:s/></text:p>
          </table:table-cell>
          <table:table-cell office:value-type="float" office:value="2950.08" table:style-name="ce70">
            <text:p>2950,08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2.4</text:p>
          </table:table-cell>
          <table:table-cell office:value-type="string" table:style-name="ce89">
            <text:p>Decimo Cuarto Sueldo</text:p>
          </table:table-cell>
          <table:table-cell office:value-type="float" office:value="-666.61" table:style-name="ce24">
            <text:p>(667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2.4</text:p>
          </table:table-cell>
          <table:table-cell office:value-type="string" table:style-name="ce63">
            <text:p>Decimo Cuarto Sueldo</text:p>
          </table:table-cell>
          <table:table-cell office:value-type="float" office:value="1181.8800000000001" table:style-name="ce70">
            <text:p>1181,88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2.5</text:p>
          </table:table-cell>
          <table:table-cell office:value-type="string" table:style-name="ce89">
            <text:p>Vacaciones<text:s/></text:p>
          </table:table-cell>
          <table:table-cell office:value-type="float" office:value="-879.25" table:style-name="ce24">
            <text:p>(879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2.5</text:p>
          </table:table-cell>
          <table:table-cell office:value-type="string" table:style-name="ce63">
            <text:p>Vacaciones<text:s/></text:p>
          </table:table-cell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2.6</text:p>
          </table:table-cell>
          <table:table-cell office:value-type="string" table:style-name="ce89">
            <text:p>Fondo de Reserva</text:p>
          </table:table-cell>
          <table:table-cell office:value-type="float" office:value="-1599.7" table:style-name="ce24">
            <text:p>(1.600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2.6</text:p>
          </table:table-cell>
          <table:table-cell office:value-type="string" table:style-name="ce63">
            <text:p>Fondo de Reserva</text:p>
          </table:table-cell>
          <table:table-cell office:value-type="float" office:value="2949.12" table:style-name="ce70">
            <text:p>2949,12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2.12</text:p>
          </table:table-cell>
          <table:table-cell office:value-type="string" table:style-name="ce89">
            <text:p>Otros Gastos de Personal</text:p>
          </table:table-cell>
          <table:table-cell office:value-type="float" office:value="-9297.5" table:style-name="ce24">
            <text:p>(9.298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2.12</text:p>
          </table:table-cell>
          <table:table-cell office:value-type="string" table:style-name="ce63">
            <text:p>Otros Gastos de Personal</text:p>
          </table:table-cell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3.1</text:p>
          </table:table-cell>
          <table:table-cell office:value-type="string" table:style-name="ce89">
            <text:p>Sueldos</text:p>
          </table:table-cell>
          <table:table-cell office:value-type="float" office:value="-2137.9499999999998" table:style-name="ce24">
            <text:p>(2.138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3.1</text:p>
          </table:table-cell>
          <table:table-cell office:value-type="string" table:style-name="ce63">
            <text:p>Sueldos</text:p>
          </table:table-cell>
          <table:table-cell office:value-type="float" office:value="10262.16" table:style-name="ce70">
            <text:p>10262,16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3.2</text:p>
          </table:table-cell>
          <table:table-cell office:value-type="string" table:style-name="ce89">
            <text:p>Aportes al IESS</text:p>
          </table:table-cell>
          <table:table-cell office:value-type="float" office:value="-831.28" table:style-name="ce24">
            <text:p>(831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3.2</text:p>
          </table:table-cell>
          <table:table-cell office:value-type="string" table:style-name="ce63">
            <text:p>Aportes al IESS</text:p>
          </table:table-cell>
          <table:table-cell office:value-type="float" office:value="1246.92" table:style-name="ce70">
            <text:p>1246,92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3.3</text:p>
          </table:table-cell>
          <table:table-cell office:value-type="string" table:style-name="ce89">
            <text:p>Décimo Tercer Sueldo</text:p>
          </table:table-cell>
          <table:table-cell office:value-type="float" office:value="-570.15" table:style-name="ce24">
            <text:p>(570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3.3</text:p>
          </table:table-cell>
          <table:table-cell office:value-type="string" table:style-name="ce63">
            <text:p>Décimo Tercer Sueldo</text:p>
          </table:table-cell>
          <table:table-cell office:value-type="float" office:value="855.24" table:style-name="ce70">
            <text:p>855,24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3.4</text:p>
          </table:table-cell>
          <table:table-cell office:value-type="string" table:style-name="ce89">
            <text:p>Décimo Cuarto Sueldo</text:p>
          </table:table-cell>
          <table:table-cell office:value-type="float" office:value="-533.28" table:style-name="ce24">
            <text:p>(533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3.4</text:p>
          </table:table-cell>
          <table:table-cell office:value-type="string" table:style-name="ce63">
            <text:p>Décimo Cuarto Sueldo</text:p>
          </table:table-cell>
          <table:table-cell office:value-type="float" office:value="787.92" table:style-name="ce70">
            <text:p>787,92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3.5</text:p>
          </table:table-cell>
          <table:table-cell office:value-type="string" table:style-name="ce89">
            <text:p>Vacaciones</text:p>
          </table:table-cell>
          <table:table-cell office:value-type="float" office:value="-332.56" table:style-name="ce24">
            <text:p>(333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3.5</text:p>
          </table:table-cell>
          <table:table-cell office:value-type="string" table:style-name="ce63">
            <text:p>Vacaciones</text:p>
          </table:table-cell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3.6</text:p>
          </table:table-cell>
          <table:table-cell office:value-type="string" table:style-name="ce89">
            <text:p>Fondo de Reserva</text:p>
          </table:table-cell>
          <table:table-cell office:value-type="float" office:value="-569.87" table:style-name="ce24">
            <text:p>(570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3.6</text:p>
          </table:table-cell>
          <table:table-cell office:value-type="string" table:style-name="ce63">
            <text:p>Fondo de Reserva</text:p>
          </table:table-cell>
          <table:table-cell office:value-type="float" office:value="854.76" table:style-name="ce70">
            <text:p>854,76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3.12</text:p>
          </table:table-cell>
          <table:table-cell office:value-type="string" table:style-name="ce89">
            <text:p>Otros Gastos de Personal</text:p>
          </table:table-cell>
          <table:table-cell office:value-type="float" office:value="-1360" table:style-name="ce24">
            <text:p>(1.360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3.12</text:p>
          </table:table-cell>
          <table:table-cell office:value-type="string" table:style-name="ce63">
            <text:p>Otros Gastos de Personal</text:p>
          </table:table-cell>
          <table:table-cell office:value-type="float" office:value="53.57" table:style-name="ce70">
            <text:p>53,57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4.1</text:p>
          </table:table-cell>
          <table:table-cell office:value-type="string" table:style-name="ce90">
            <text:p>Supervisores</text:p>
          </table:table-cell>
          <table:table-cell office:value-type="float" office:value="-3189" table:style-name="ce24">
            <text:p>(3.189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4.1</text:p>
          </table:table-cell>
          <table:table-cell office:value-type="string" table:style-name="ce63">
            <text:p>Supervisores</text:p>
          </table:table-cell>
          <table:table-cell office:value-type="float" office:value="5365" table:style-name="ce70">
            <text:p>5365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4.3</text:p>
          </table:table-cell>
          <table:table-cell office:value-type="string" table:style-name="ce89">
            <text:p>Animador</text:p>
          </table:table-cell>
          <table:table-cell office:value-type="float" office:value="-10000" table:style-name="ce24">
            <text:p>(10.000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4.3</text:p>
          </table:table-cell>
          <table:table-cell office:value-type="string" table:style-name="ce63">
            <text:p>Animador</text:p>
          </table:table-cell>
          <table:table-cell office:value-type="float" office:value="19725.509999999998" table:style-name="ce70">
            <text:p>19725,51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24"/>
          <table:table-cell table:style-name="ce56"/>
          <table:table-cell table:style-name="ce55"/>
          <table:table-cell table:style-name="ce57"/>
          <table:table-cell office:value-type="string" table:style-name="ce63">
            <text:p>5.1.4.5</text:p>
          </table:table-cell>
          <table:table-cell office:value-type="string" table:style-name="ce63">
            <text:p>Bailarín</text:p>
          </table:table-cell>
          <table:table-cell office:value-type="float" office:value="6500" table:style-name="ce70">
            <text:p>650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24"/>
          <table:table-cell table:style-name="ce56"/>
          <table:table-cell table:style-name="ce55"/>
          <table:table-cell table:style-name="ce57"/>
          <table:table-cell office:value-type="string" table:style-name="ce63">
            <text:p>5.1.4.6</text:p>
          </table:table-cell>
          <table:table-cell office:value-type="string" table:style-name="ce63">
            <text:p>Bartender</text:p>
          </table:table-cell>
          <table:table-cell office:value-type="float" office:value="1340" table:style-name="ce70">
            <text:p>134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4.9</text:p>
          </table:table-cell>
          <table:table-cell office:value-type="string" table:style-name="ce89">
            <text:p>Coordinador</text:p>
          </table:table-cell>
          <table:table-cell office:value-type="float" office:value="-6000" table:style-name="ce24">
            <text:p>(6.000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4.9</text:p>
          </table:table-cell>
          <table:table-cell office:value-type="string" table:style-name="ce63">
            <text:p>Coordinador</text:p>
          </table:table-cell>
          <table:table-cell office:value-type="float" office:value="39244.25" table:style-name="ce70">
            <text:p>39244,25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24"/>
          <table:table-cell table:style-name="ce56"/>
          <table:table-cell table:style-name="ce55"/>
          <table:table-cell table:style-name="ce57"/>
          <table:table-cell office:value-type="string" table:style-name="ce63">
            <text:p>5.1.4.14</text:p>
          </table:table-cell>
          <table:table-cell office:value-type="string" table:style-name="ce63">
            <text:p>Grupo de baile</text:p>
          </table:table-cell>
          <table:table-cell office:value-type="float" office:value="19112.75" table:style-name="ce70">
            <text:p>19112,75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4.16</text:p>
          </table:table-cell>
          <table:table-cell office:value-type="string" table:style-name="ce89">
            <text:p>Logistico</text:p>
          </table:table-cell>
          <table:table-cell office:value-type="float" office:value="-75900.45" table:style-name="ce24">
            <text:p>(75.900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4.16</text:p>
          </table:table-cell>
          <table:table-cell office:value-type="string" table:style-name="ce63">
            <text:p>Logistico</text:p>
          </table:table-cell>
          <table:table-cell office:value-type="float" office:value="27138.25" table:style-name="ce70">
            <text:p>27138,25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24"/>
          <table:table-cell table:style-name="ce56"/>
          <table:table-cell table:style-name="ce55"/>
          <table:table-cell table:style-name="ce57"/>
          <table:table-cell office:value-type="string" table:style-name="ce63">
            <text:p>5.1.4.17</text:p>
          </table:table-cell>
          <table:table-cell office:value-type="string" table:style-name="ce63">
            <text:p>Maestro ceremonia</text:p>
          </table:table-cell>
          <table:table-cell office:value-type="float" office:value="6800" table:style-name="ce70">
            <text:p>680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4.30</text:p>
          </table:table-cell>
          <table:table-cell office:value-type="string" table:style-name="ce90">
            <text:p>Promotora</text:p>
          </table:table-cell>
          <table:table-cell office:value-type="float" office:value="-15741.7" table:style-name="ce24">
            <text:p>(15.742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4.30</text:p>
          </table:table-cell>
          <table:table-cell office:value-type="string" table:style-name="ce63">
            <text:p>Promotora</text:p>
          </table:table-cell>
          <table:table-cell office:value-type="float" office:value="27558.71" table:style-name="ce70">
            <text:p>27558,71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5.2</text:p>
          </table:table-cell>
          <table:table-cell office:value-type="string" table:style-name="ce89">
            <text:p>Envio de material-flete</text:p>
          </table:table-cell>
          <table:table-cell office:value-type="float" office:value="-11257.84" table:style-name="ce24">
            <text:p>(11.258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5.2</text:p>
          </table:table-cell>
          <table:table-cell office:value-type="string" table:style-name="ce63">
            <text:p>Envio de material-flete</text:p>
          </table:table-cell>
          <table:table-cell office:value-type="float" office:value="8652.57" table:style-name="ce70">
            <text:p>8652,57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5.3</text:p>
          </table:table-cell>
          <table:table-cell office:value-type="string" table:style-name="ce89">
            <text:p>Montaje-Desmontaje</text:p>
          </table:table-cell>
          <table:table-cell office:value-type="float" office:value="-23077.61" table:style-name="ce24">
            <text:p>(23.078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5.3</text:p>
          </table:table-cell>
          <table:table-cell office:value-type="string" table:style-name="ce63">
            <text:p>Montaje-Desmontaje</text:p>
          </table:table-cell>
          <table:table-cell office:value-type="float" office:value="16657.060000000001" table:style-name="ce70">
            <text:p>16657,06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5.4</text:p>
          </table:table-cell>
          <table:table-cell office:value-type="string" table:style-name="ce89">
            <text:p>Movilizacion</text:p>
          </table:table-cell>
          <table:table-cell office:value-type="float" office:value="-57428.49" table:style-name="ce24">
            <text:p>(57.428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5.4</text:p>
          </table:table-cell>
          <table:table-cell office:value-type="string" table:style-name="ce63">
            <text:p>Movilizacion</text:p>
          </table:table-cell>
          <table:table-cell office:value-type="float" office:value="49175.34" table:style-name="ce70">
            <text:p>49175,34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5.6</text:p>
          </table:table-cell>
          <table:table-cell office:value-type="string" table:style-name="ce89">
            <text:p>Viaticos</text:p>
          </table:table-cell>
          <table:table-cell office:value-type="float" office:value="-738.4" table:style-name="ce24">
            <text:p>(738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5.6</text:p>
          </table:table-cell>
          <table:table-cell office:value-type="string" table:style-name="ce63">
            <text:p>Viaticos</text:p>
          </table:table-cell>
          <table:table-cell office:value-type="float" office:value="1200" table:style-name="ce70">
            <text:p>120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5.7</text:p>
          </table:table-cell>
          <table:table-cell office:value-type="string" table:style-name="ce90">
            <text:p>Hospedaje</text:p>
          </table:table-cell>
          <table:table-cell office:value-type="float" office:value="-15340.1" table:style-name="ce24">
            <text:p>(15.340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5.7</text:p>
          </table:table-cell>
          <table:table-cell office:value-type="string" table:style-name="ce63">
            <text:p>Hospedaje</text:p>
          </table:table-cell>
          <table:table-cell office:value-type="float" office:value="4354.1899999999996" table:style-name="ce70">
            <text:p>4354,19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6.1</text:p>
          </table:table-cell>
          <table:table-cell office:value-type="string" table:style-name="ce90">
            <text:p>Material POP</text:p>
          </table:table-cell>
          <table:table-cell office:value-type="float" office:value="-4.04" table:style-name="ce24">
            <text:p>(4)</text:p>
          </table:table-cell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table:style-name="ce70"/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6.7</text:p>
          </table:table-cell>
          <table:table-cell office:value-type="string" table:style-name="ce90">
            <text:p>Uniformes</text:p>
          </table:table-cell>
          <table:table-cell office:value-type="float" office:value="-1474.17" table:style-name="ce24">
            <text:p>(1.474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6.7</text:p>
          </table:table-cell>
          <table:table-cell office:value-type="string" table:style-name="ce63">
            <text:p>Uniformes</text:p>
          </table:table-cell>
          <table:table-cell office:value-type="float" office:value="4538.7" table:style-name="ce70">
            <text:p>4538,7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24"/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table:style-name="ce70"/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24"/>
          <table:table-cell table:style-name="ce56"/>
          <table:table-cell table:style-name="ce55"/>
          <table:table-cell table:style-name="ce57"/>
          <table:table-cell office:value-type="string" table:style-name="ce63">
            <text:p>5.1.8.1</text:p>
          </table:table-cell>
          <table:table-cell office:value-type="string" table:style-name="ce63">
            <text:p>Expositores</text:p>
          </table:table-cell>
          <table:table-cell office:value-type="float" office:value="107000" table:style-name="ce70">
            <text:p>10700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24"/>
          <table:table-cell table:style-name="ce56"/>
          <table:table-cell table:style-name="ce55"/>
          <table:table-cell table:style-name="ce57"/>
          <table:table-cell office:value-type="string" table:style-name="ce63">
            <text:p>5.1.8.2</text:p>
          </table:table-cell>
          <table:table-cell office:value-type="string" table:style-name="ce63">
            <text:p>Iluminacion, Decor, Sonido</text:p>
          </table:table-cell>
          <table:table-cell office:value-type="float" office:value="36116.9" table:style-name="ce70">
            <text:p>36116,9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24"/>
          <table:table-cell table:style-name="ce56"/>
          <table:table-cell table:style-name="ce55"/>
          <table:table-cell table:style-name="ce57"/>
          <table:table-cell office:value-type="string" table:style-name="ce63">
            <text:p>5.1.8.3</text:p>
          </table:table-cell>
          <table:table-cell office:value-type="string" table:style-name="ce63">
            <text:p>Pasajes</text:p>
          </table:table-cell>
          <table:table-cell office:value-type="float" office:value="3266.28" table:style-name="ce70">
            <text:p>3266,28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24"/>
          <table:table-cell table:style-name="ce56"/>
          <table:table-cell table:style-name="ce55"/>
          <table:table-cell table:style-name="ce57"/>
          <table:table-cell office:value-type="string" table:style-name="ce63">
            <text:p>5.1.8.4</text:p>
          </table:table-cell>
          <table:table-cell office:value-type="string" table:style-name="ce63">
            <text:p>Servicios de Traducción</text:p>
          </table:table-cell>
          <table:table-cell office:value-type="float" office:value="5100" table:style-name="ce70">
            <text:p>510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24"/>
          <table:table-cell table:style-name="ce56"/>
          <table:table-cell table:style-name="ce55"/>
          <table:table-cell table:style-name="ce57"/>
          <table:table-cell office:value-type="string" table:style-name="ce63">
            <text:p>5.1.8.5</text:p>
          </table:table-cell>
          <table:table-cell office:value-type="string" table:style-name="ce63">
            <text:p>Articulos Publicitarios</text:p>
          </table:table-cell>
          <table:table-cell office:value-type="float" office:value="3721.96" table:style-name="ce70">
            <text:p>3721,96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24"/>
          <table:table-cell table:style-name="ce56"/>
          <table:table-cell table:style-name="ce55"/>
          <table:table-cell table:style-name="ce57"/>
          <table:table-cell office:value-type="string" table:style-name="ce63">
            <text:p>5.1.8.6</text:p>
          </table:table-cell>
          <table:table-cell office:value-type="string" table:style-name="ce63">
            <text:p>Gastos Legales</text:p>
          </table:table-cell>
          <table:table-cell office:value-type="float" office:value="2910" table:style-name="ce70">
            <text:p>291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24"/>
          <table:table-cell table:style-name="ce56"/>
          <table:table-cell table:style-name="ce55"/>
          <table:table-cell table:style-name="ce57"/>
          <table:table-cell office:value-type="string" table:style-name="ce63">
            <text:p>5.1.8.7</text:p>
          </table:table-cell>
          <table:table-cell office:value-type="string" table:style-name="ce63">
            <text:p>Costo Transferencia Divisas</text:p>
          </table:table-cell>
          <table:table-cell office:value-type="float" office:value="5391.8" table:style-name="ce70">
            <text:p>5391,8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24"/>
          <table:table-cell table:style-name="ce56"/>
          <table:table-cell table:style-name="ce55"/>
          <table:table-cell table:style-name="ce57"/>
          <table:table-cell office:value-type="string" table:style-name="ce63">
            <text:p>5.1.8.8</text:p>
          </table:table-cell>
          <table:table-cell office:value-type="string" table:style-name="ce63">
            <text:p>Alimentacion del Personal T.H.</text:p>
          </table:table-cell>
          <table:table-cell office:value-type="float" office:value="37.729999999999997" table:style-name="ce70">
            <text:p>37,73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24"/>
          <table:table-cell table:style-name="ce56"/>
          <table:table-cell table:style-name="ce55"/>
          <table:table-cell table:style-name="ce57"/>
          <table:table-cell office:value-type="string" table:style-name="ce63">
            <text:p>5.1.8.9</text:p>
          </table:table-cell>
          <table:table-cell office:value-type="string" table:style-name="ce63">
            <text:p>Gastos Comercializacion Ticketshow</text:p>
          </table:table-cell>
          <table:table-cell office:value-type="float" office:value="2582.7399999999998" table:style-name="ce70">
            <text:p>2582,74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24"/>
          <table:table-cell table:style-name="ce56"/>
          <table:table-cell table:style-name="ce55"/>
          <table:table-cell table:style-name="ce57"/>
          <table:table-cell office:value-type="string" table:style-name="ce63">
            <text:p>5.1.8.10</text:p>
          </table:table-cell>
          <table:table-cell office:value-type="string" table:style-name="ce63">
            <text:p>Otros Suministros</text:p>
          </table:table-cell>
          <table:table-cell office:value-type="float" office:value="3821.48" table:style-name="ce70">
            <text:p>3821,48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24"/>
          <table:table-cell table:style-name="ce56"/>
          <table:table-cell table:style-name="ce55"/>
          <table:table-cell table:style-name="ce57"/>
          <table:table-cell office:value-type="string" table:style-name="ce63">
            <text:p>5.1.8.11</text:p>
          </table:table-cell>
          <table:table-cell office:value-type="string" table:style-name="ce63">
            <text:p>Pauta Digital</text:p>
          </table:table-cell>
          <table:table-cell office:value-type="float" office:value="9425" table:style-name="ce70">
            <text:p>9425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24"/>
          <table:table-cell table:style-name="ce56"/>
          <table:table-cell table:style-name="ce55"/>
          <table:table-cell table:style-name="ce57"/>
          <table:table-cell office:value-type="string" table:style-name="ce63">
            <text:p>5.1.8.12</text:p>
          </table:table-cell>
          <table:table-cell office:value-type="string" table:style-name="ce63">
            <text:p>Promotora T.H.</text:p>
          </table:table-cell>
          <table:table-cell office:value-type="float" office:value="358.16" table:style-name="ce70">
            <text:p>358,16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24"/>
          <table:table-cell table:style-name="ce56"/>
          <table:table-cell table:style-name="ce55"/>
          <table:table-cell table:style-name="ce57"/>
          <table:table-cell office:value-type="string" table:style-name="ce63">
            <text:p>5.1.8.13</text:p>
          </table:table-cell>
          <table:table-cell office:value-type="string" table:style-name="ce63">
            <text:p>Alimentacion V.I.P.</text:p>
          </table:table-cell>
          <table:table-cell office:value-type="float" office:value="407.33" table:style-name="ce70">
            <text:p>407,33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24"/>
          <table:table-cell table:style-name="ce56"/>
          <table:table-cell table:style-name="ce55"/>
          <table:table-cell table:style-name="ce57"/>
          <table:table-cell office:value-type="string" table:style-name="ce63">
            <text:p>5.1.8.14</text:p>
          </table:table-cell>
          <table:table-cell office:value-type="string" table:style-name="ce63">
            <text:p>Supervisores</text:p>
          </table:table-cell>
          <table:table-cell office:value-type="float" office:value="155" table:style-name="ce70">
            <text:p>155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24"/>
          <table:table-cell table:style-name="ce56"/>
          <table:table-cell table:style-name="ce55"/>
          <table:table-cell table:style-name="ce57"/>
          <table:table-cell office:value-type="string" table:style-name="ce63">
            <text:p>5.1.8.15</text:p>
          </table:table-cell>
          <table:table-cell office:value-type="string" table:style-name="ce63">
            <text:p>Transporte</text:p>
          </table:table-cell>
          <table:table-cell office:value-type="float" office:value="90" table:style-name="ce70">
            <text:p>9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24"/>
          <table:table-cell table:style-name="ce56"/>
          <table:table-cell table:style-name="ce55"/>
          <table:table-cell table:style-name="ce57"/>
          <table:table-cell office:value-type="string" table:style-name="ce63">
            <text:p>5.1.8.16</text:p>
          </table:table-cell>
          <table:table-cell office:value-type="string" table:style-name="ce63">
            <text:p>Movilizacion del Personal</text:p>
          </table:table-cell>
          <table:table-cell office:value-type="float" office:value="86.78" table:style-name="ce70">
            <text:p>86,78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24"/>
          <table:table-cell table:style-name="ce56"/>
          <table:table-cell table:style-name="ce55"/>
          <table:table-cell table:style-name="ce57"/>
          <table:table-cell office:value-type="string" table:style-name="ce63">
            <text:p>5.1.8.17</text:p>
          </table:table-cell>
          <table:table-cell office:value-type="string" table:style-name="ce63">
            <text:p>Certificacion cheques</text:p>
          </table:table-cell>
          <table:table-cell office:value-type="float" office:value="2" table:style-name="ce70">
            <text:p>2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24"/>
          <table:table-cell table:style-name="ce56"/>
          <table:table-cell table:style-name="ce55"/>
          <table:table-cell table:style-name="ce57"/>
          <table:table-cell office:value-type="string" table:style-name="ce63">
            <text:p>5.1.8.18</text:p>
          </table:table-cell>
          <table:table-cell office:value-type="string" table:style-name="ce63">
            <text:p>Alquiler de Radio Portatil</text:p>
          </table:table-cell>
          <table:table-cell office:value-type="float" office:value="160" table:style-name="ce70">
            <text:p>16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24"/>
          <table:table-cell table:style-name="ce56"/>
          <table:table-cell table:style-name="ce55"/>
          <table:table-cell table:style-name="ce57"/>
          <table:table-cell office:value-type="string" table:style-name="ce63">
            <text:p>5.1.6.1</text:p>
          </table:table-cell>
          <table:table-cell office:value-type="string" table:style-name="ce63">
            <text:p>Material POP</text:p>
          </table:table-cell>
          <table:table-cell office:value-type="float" office:value="2.88" table:style-name="ce70">
            <text:p>2,88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24"/>
          <table:table-cell table:style-name="ce56"/>
          <table:table-cell table:style-name="ce55"/>
          <table:table-cell table:style-name="ce57"/>
          <table:table-cell office:value-type="string" table:style-name="ce63">
            <text:p>5.1.4.31</text:p>
          </table:table-cell>
          <table:table-cell office:value-type="string" table:style-name="ce63">
            <text:p>Seguridad</text:p>
          </table:table-cell>
          <table:table-cell office:value-type="float" office:value="52.74" table:style-name="ce70">
            <text:p>52,74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number-rows-repeated="10" table:style-name="ro3">
          <table:table-cell table:style-name="ce53"/>
          <table:table-cell table:style-name="ce54"/>
          <table:table-cell table:style-name="ce24"/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7.1</text:p>
          </table:table-cell>
          <table:table-cell office:value-type="string" table:style-name="ce90">
            <text:p>Artículos Promocionales</text:p>
          </table:table-cell>
          <table:table-cell office:value-type="float" office:value="-24" table:style-name="ce24">
            <text:p>(24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7.1</text:p>
          </table:table-cell>
          <table:table-cell office:value-type="string" table:style-name="ce63">
            <text:p>Artículos Promocionales</text:p>
          </table:table-cell>
          <table:table-cell office:value-type="float" office:value="15354.31" table:style-name="ce70">
            <text:p>15354,31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24"/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7.4</text:p>
          </table:table-cell>
          <table:table-cell office:value-type="string" table:style-name="ce90">
            <text:p>Stands</text:p>
          </table:table-cell>
          <table:table-cell office:value-type="float" office:value="-89006.71" table:style-name="ce24">
            <text:p>(89.007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7.4</text:p>
          </table:table-cell>
          <table:table-cell office:value-type="string" table:style-name="ce63">
            <text:p>Stands</text:p>
          </table:table-cell>
          <table:table-cell office:value-type="float" office:value="60016.91" table:style-name="ce70">
            <text:p>60016,91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7.5</text:p>
          </table:table-cell>
          <table:table-cell office:value-type="string" table:style-name="ce90">
            <text:p>Muebles</text:p>
          </table:table-cell>
          <table:table-cell office:value-type="float" office:value="-2885.67" table:style-name="ce24">
            <text:p>(2.886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7.5</text:p>
          </table:table-cell>
          <table:table-cell office:value-type="string" table:style-name="ce63">
            <text:p>Muebles</text:p>
          </table:table-cell>
          <table:table-cell office:value-type="float" office:value="6452.24" table:style-name="ce70">
            <text:p>6452,24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24"/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7.15</text:p>
          </table:table-cell>
          <table:table-cell office:value-type="string" table:style-name="ce90">
            <text:p>Material POP</text:p>
          </table:table-cell>
          <table:table-cell office:value-type="float" office:value="-92132.97" table:style-name="ce24">
            <text:p>(92.133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7.15</text:p>
          </table:table-cell>
          <table:table-cell office:value-type="string" table:style-name="ce63">
            <text:p>Material POP</text:p>
          </table:table-cell>
          <table:table-cell office:value-type="float" office:value="66326.05" table:style-name="ce70">
            <text:p>66326,05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24"/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7.6</text:p>
          </table:table-cell>
          <table:table-cell office:value-type="string" table:style-name="ce90">
            <text:p>Servicio de Iluminación</text:p>
          </table:table-cell>
          <table:table-cell office:value-type="float" office:value="-235703.98" table:style-name="ce24">
            <text:p>(235.704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7.6</text:p>
          </table:table-cell>
          <table:table-cell office:value-type="string" table:style-name="ce63">
            <text:p>Servicio de Iluminación</text:p>
          </table:table-cell>
          <table:table-cell office:value-type="float" office:value="106595.04" table:style-name="ce70">
            <text:p>106595,04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7.8</text:p>
          </table:table-cell>
          <table:table-cell office:value-type="string" table:style-name="ce90">
            <text:p>Servicio de Video</text:p>
          </table:table-cell>
          <table:table-cell office:value-type="float" office:value="-12000" table:style-name="ce24">
            <text:p>(12.000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7.8</text:p>
          </table:table-cell>
          <table:table-cell office:value-type="string" table:style-name="ce63">
            <text:p>Servicio de Video</text:p>
          </table:table-cell>
          <table:table-cell office:value-type="float" office:value="22699.759999999998" table:style-name="ce70">
            <text:p>22699,76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7.9</text:p>
          </table:table-cell>
          <table:table-cell office:value-type="string" table:style-name="ce90">
            <text:p>Servicio de Decoración</text:p>
          </table:table-cell>
          <table:table-cell office:value-type="float" office:value="-48976.7" table:style-name="ce24">
            <text:p>(48.977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7.9</text:p>
          </table:table-cell>
          <table:table-cell office:value-type="string" table:style-name="ce63">
            <text:p>Servicio de Decoración</text:p>
          </table:table-cell>
          <table:table-cell office:value-type="float" office:value="56406.49" table:style-name="ce70">
            <text:p>56406,49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7.14</text:p>
          </table:table-cell>
          <table:table-cell office:value-type="string" table:style-name="ce90">
            <text:p>Impresiones</text:p>
          </table:table-cell>
          <table:table-cell office:value-type="float" office:value="-8026.55" table:style-name="ce24">
            <text:p>(8.027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7.14</text:p>
          </table:table-cell>
          <table:table-cell office:value-type="string" table:style-name="ce63">
            <text:p>Impresiones</text:p>
          </table:table-cell>
          <table:table-cell office:value-type="float" office:value="23331.41" table:style-name="ce70">
            <text:p>23331,41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24"/>
          <table:table-cell table:style-name="ce56"/>
          <table:table-cell table:style-name="ce55"/>
          <table:table-cell table:style-name="ce57"/>
          <table:table-cell office:value-type="string" table:style-name="ce63">
            <text:p>5.1.7.16</text:p>
          </table:table-cell>
          <table:table-cell office:value-type="string" table:style-name="ce63">
            <text:p>Varios</text:p>
          </table:table-cell>
          <table:table-cell office:value-type="float" office:value="1500" table:style-name="ce70">
            <text:p>150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24"/>
          <table:table-cell table:style-name="ce56"/>
          <table:table-cell table:style-name="ce55"/>
          <table:table-cell table:style-name="ce57"/>
          <table:table-cell office:value-type="string" table:style-name="ce63">
            <text:p>5.1.7.10</text:p>
          </table:table-cell>
          <table:table-cell office:value-type="string" table:style-name="ce63">
            <text:p>Avisos Publicitarios</text:p>
          </table:table-cell>
          <table:table-cell office:value-type="float" office:value="451" table:style-name="ce70">
            <text:p>451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7.11</text:p>
          </table:table-cell>
          <table:table-cell office:value-type="string" table:style-name="ce90">
            <text:p>Auspicios</text:p>
          </table:table-cell>
          <table:table-cell office:value-type="float" office:value="-5500" table:style-name="ce24">
            <text:p>(5.500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7.11</text:p>
          </table:table-cell>
          <table:table-cell office:value-type="string" table:style-name="ce63">
            <text:p>Auspicios</text:p>
          </table:table-cell>
          <table:table-cell office:value-type="float" office:value="9500" table:style-name="ce70">
            <text:p>950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7.12</text:p>
          </table:table-cell>
          <table:table-cell office:value-type="string" table:style-name="ce90">
            <text:p>Premios</text:p>
          </table:table-cell>
          <table:table-cell office:value-type="float" office:value="-2000" table:style-name="ce24">
            <text:p>(2.000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7.12</text:p>
          </table:table-cell>
          <table:table-cell office:value-type="string" table:style-name="ce63">
            <text:p>Premios</text:p>
          </table:table-cell>
          <table:table-cell office:value-type="float" office:value="2184.6999999999998" table:style-name="ce70">
            <text:p>2184,7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7.13</text:p>
          </table:table-cell>
          <table:table-cell office:value-type="string" table:style-name="ce90">
            <text:p>Alquiler de espacios</text:p>
          </table:table-cell>
          <table:table-cell office:value-type="float" office:value="-11058.65" table:style-name="ce24">
            <text:p>(11.059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7.13</text:p>
          </table:table-cell>
          <table:table-cell office:value-type="string" table:style-name="ce63">
            <text:p>Alquiler de espacios</text:p>
          </table:table-cell>
          <table:table-cell office:value-type="float" office:value="19982.23" table:style-name="ce70">
            <text:p>19982,23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7.17</text:p>
          </table:table-cell>
          <table:table-cell office:value-type="string" table:style-name="ce90">
            <text:p>Alimentacion Eventos</text:p>
          </table:table-cell>
          <table:table-cell office:value-type="float" office:value="-2818.28" table:style-name="ce24">
            <text:p>(2.818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7.17</text:p>
          </table:table-cell>
          <table:table-cell office:value-type="string" table:style-name="ce63">
            <text:p>Alimentacion Eventos</text:p>
          </table:table-cell>
          <table:table-cell office:value-type="float" office:value="20458.71" table:style-name="ce70">
            <text:p>20458,71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89">
            <text:p>5.1.7.18</text:p>
          </table:table-cell>
          <table:table-cell office:value-type="string" table:style-name="ce90">
            <text:p>Alimentacion de Personal Actividades</text:p>
          </table:table-cell>
          <table:table-cell office:value-type="float" office:value="-3826.21" table:style-name="ce24">
            <text:p>(3.826)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1.7.18</text:p>
          </table:table-cell>
          <table:table-cell office:value-type="string" table:style-name="ce63">
            <text:p>Alimentacion de Personal Actividades</text:p>
          </table:table-cell>
          <table:table-cell office:value-type="float" office:value="1807.98" table:style-name="ce70">
            <text:p>1807,98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94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office:value-type="string" table:style-name="ce63">
            <text:p>5.1.7.19</text:p>
          </table:table-cell>
          <table:table-cell office:value-type="string" table:style-name="ce63">
            <text:p>Conferencias / charlas</text:p>
          </table:table-cell>
          <table:table-cell office:value-type="float" office:value="3115" table:style-name="ce70">
            <text:p>3115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97">
            <text:p>5.2.1.1.21</text:p>
          </table:table-cell>
          <table:table-cell office:value-type="string" table:style-name="ce60">
            <text:p>Publicidad y Promoción Vtas.</text:p>
          </table:table-cell>
          <table:table-cell office:value-type="float" office:value="950" table:style-name="ce21">
            <text:p>950<text:s/></text:p>
          </table:table-cell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1</text:p>
          </table:table-cell>
          <table:table-cell office:value-type="string" table:style-name="ce33">
            <text:p>Sueldos</text:p>
          </table:table-cell>
          <table:table-cell office:value-type="float" office:value="20170.560000000001" table:style-name="ce21">
            <text:p>20.171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1</text:p>
          </table:table-cell>
          <table:table-cell office:value-type="string" table:style-name="ce63">
            <text:p>Sueldos</text:p>
          </table:table-cell>
          <table:table-cell office:value-type="float" office:value="52950.52" table:style-name="ce70">
            <text:p>52950,52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3</text:p>
          </table:table-cell>
          <table:table-cell office:value-type="string" table:style-name="ce33">
            <text:p>Décimo Tercer Sueldo</text:p>
          </table:table-cell>
          <table:table-cell office:value-type="float" office:value="2556.6799999999998" table:style-name="ce21">
            <text:p>2.557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3</text:p>
          </table:table-cell>
          <table:table-cell office:value-type="string" table:style-name="ce63">
            <text:p>Décimo Tercer Sueldo</text:p>
          </table:table-cell>
          <table:table-cell office:value-type="float" office:value="4362.4399999999996" table:style-name="ce70">
            <text:p>4362,44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4</text:p>
          </table:table-cell>
          <table:table-cell office:value-type="string" table:style-name="ce33">
            <text:p>Décimo Cuarto Sueldo</text:p>
          </table:table-cell>
          <table:table-cell office:value-type="float" office:value="1466.54" table:style-name="ce21">
            <text:p>1.467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4</text:p>
          </table:table-cell>
          <table:table-cell office:value-type="string" table:style-name="ce63">
            <text:p>Décimo Cuarto Sueldo</text:p>
          </table:table-cell>
          <table:table-cell office:value-type="float" office:value="2757.72" table:style-name="ce70">
            <text:p>2757,72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5</text:p>
          </table:table-cell>
          <table:table-cell office:value-type="string" table:style-name="ce33">
            <text:p>Vacaciones</text:p>
          </table:table-cell>
          <table:table-cell office:value-type="float" office:value="1769.56" table:style-name="ce21">
            <text:p>1.770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5</text:p>
          </table:table-cell>
          <table:table-cell office:value-type="string" table:style-name="ce63">
            <text:p>Vacaciones</text:p>
          </table:table-cell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2</text:p>
          </table:table-cell>
          <table:table-cell office:value-type="string" table:style-name="ce33">
            <text:p>Aportes al IESS</text:p>
          </table:table-cell>
          <table:table-cell office:value-type="float" office:value="2556.41" table:style-name="ce21">
            <text:p>2.556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2</text:p>
          </table:table-cell>
          <table:table-cell office:value-type="string" table:style-name="ce63">
            <text:p>Aportes al IESS</text:p>
          </table:table-cell>
          <table:table-cell office:value-type="float" office:value="6433.32" table:style-name="ce70">
            <text:p>6433,32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number-rows-repeated="2"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9</text:p>
          </table:table-cell>
          <table:table-cell office:value-type="string" table:style-name="ce33">
            <text:p>Otros Gastos de Personal</text:p>
          </table:table-cell>
          <table:table-cell office:value-type="float" office:value="13009.82" table:style-name="ce21">
            <text:p>13.010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9</text:p>
          </table:table-cell>
          <table:table-cell office:value-type="string" table:style-name="ce63">
            <text:p>Otros Gastos de Personal</text:p>
          </table:table-cell>
          <table:table-cell office:value-type="float" office:value="2144.1999999999998" table:style-name="ce70">
            <text:p>2144,2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10</text:p>
          </table:table-cell>
          <table:table-cell office:value-type="string" table:style-name="ce33">
            <text:p>Uniformes de Personal</text:p>
          </table:table-cell>
          <table:table-cell office:value-type="float" office:value="2011" table:style-name="ce21">
            <text:p>2.011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10</text:p>
          </table:table-cell>
          <table:table-cell office:value-type="string" table:style-name="ce63">
            <text:p>Uniformes de Personal</text:p>
          </table:table-cell>
          <table:table-cell office:value-type="float" office:value="77.11" table:style-name="ce70">
            <text:p>77,11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6</text:p>
          </table:table-cell>
          <table:table-cell office:value-type="string" table:style-name="ce33">
            <text:p>Fondo de Reserva</text:p>
          </table:table-cell>
          <table:table-cell office:value-type="float" office:value="2556.41" table:style-name="ce21">
            <text:p>2.556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6</text:p>
          </table:table-cell>
          <table:table-cell office:value-type="string" table:style-name="ce63">
            <text:p>Fondo de Reserva</text:p>
          </table:table-cell>
          <table:table-cell office:value-type="float" office:value="4411.6000000000004" table:style-name="ce70">
            <text:p>4411,6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12</text:p>
          </table:table-cell>
          <table:table-cell office:value-type="string" table:style-name="ce33">
            <text:p>Gastos de Desahucio</text:p>
          </table:table-cell>
          <table:table-cell office:value-type="float" office:value="0" table:style-name="ce21">
            <text:p>-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12</text:p>
          </table:table-cell>
          <table:table-cell office:value-type="string" table:style-name="ce63">
            <text:p>Gastos de Desahucio</text:p>
          </table:table-cell>
          <table:table-cell office:value-type="float" office:value="2421" table:style-name="ce70">
            <text:p>2421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11</text:p>
          </table:table-cell>
          <table:table-cell office:value-type="string" table:style-name="ce33">
            <text:p>Gastos de Jubilación</text:p>
          </table:table-cell>
          <table:table-cell office:value-type="float" office:value="0" table:style-name="ce21">
            <text:p>-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11</text:p>
          </table:table-cell>
          <table:table-cell office:value-type="string" table:style-name="ce63">
            <text:p>Gastos de Jubilación</text:p>
          </table:table-cell>
          <table:table-cell office:value-type="float" office:value="8968" table:style-name="ce70">
            <text:p>8968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17</text:p>
          </table:table-cell>
          <table:table-cell office:value-type="string" table:style-name="ce33">
            <text:p>Utiles de Oficina<text:s/></text:p>
          </table:table-cell>
          <table:table-cell office:value-type="float" office:value="832.3" table:style-name="ce21">
            <text:p>832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17</text:p>
          </table:table-cell>
          <table:table-cell office:value-type="string" table:style-name="ce63">
            <text:p>Utiles de Oficina<text:s/></text:p>
          </table:table-cell>
          <table:table-cell office:value-type="float" office:value="364.81" table:style-name="ce70">
            <text:p>364,81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18</text:p>
          </table:table-cell>
          <table:table-cell office:value-type="string" table:style-name="ce33">
            <text:p>Formularios e Impresos</text:p>
          </table:table-cell>
          <table:table-cell office:value-type="float" office:value="20.399999999999999" table:style-name="ce21">
            <text:p>20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18</text:p>
          </table:table-cell>
          <table:table-cell office:value-type="string" table:style-name="ce63">
            <text:p>Formularios e Impresos</text:p>
          </table:table-cell>
          <table:table-cell office:value-type="float" office:value="223.45" table:style-name="ce70">
            <text:p>223,45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16</text:p>
          </table:table-cell>
          <table:table-cell office:value-type="string" table:style-name="ce33">
            <text:p>Mantenimiento de Equipos</text:p>
          </table:table-cell>
          <table:table-cell office:value-type="float" office:value="2348.4" table:style-name="ce21">
            <text:p>2.348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16</text:p>
          </table:table-cell>
          <table:table-cell office:value-type="string" table:style-name="ce63">
            <text:p>Mantenimiento de Equipos</text:p>
          </table:table-cell>
          <table:table-cell office:value-type="float" office:value="5235.51" table:style-name="ce70">
            <text:p>5235,51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13</text:p>
          </table:table-cell>
          <table:table-cell office:value-type="string" table:style-name="ce33">
            <text:p>Mantenimiento de Vehículos</text:p>
          </table:table-cell>
          <table:table-cell office:value-type="float" office:value="2866.59" table:style-name="ce21">
            <text:p>2.867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13</text:p>
          </table:table-cell>
          <table:table-cell office:value-type="string" table:style-name="ce63">
            <text:p>Mantenimiento de Vehículos</text:p>
          </table:table-cell>
          <table:table-cell office:value-type="float" office:value="5382.54" table:style-name="ce70">
            <text:p>5382,54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15</text:p>
          </table:table-cell>
          <table:table-cell office:value-type="string" table:style-name="ce33">
            <text:p>Mantenimiento de Instalaciones</text:p>
          </table:table-cell>
          <table:table-cell office:value-type="float" office:value="1230.47" table:style-name="ce21">
            <text:p>1.230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15</text:p>
          </table:table-cell>
          <table:table-cell office:value-type="string" table:style-name="ce63">
            <text:p>Mantenimiento de Instalaciones</text:p>
          </table:table-cell>
          <table:table-cell office:value-type="float" office:value="4457.3999999999996" table:style-name="ce70">
            <text:p>4457,4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43</text:p>
          </table:table-cell>
          <table:table-cell office:value-type="string" table:style-name="ce33">
            <text:p>Aseo y Limpieza</text:p>
          </table:table-cell>
          <table:table-cell office:value-type="float" office:value="733.16" table:style-name="ce21">
            <text:p>733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43</text:p>
          </table:table-cell>
          <table:table-cell office:value-type="string" table:style-name="ce63">
            <text:p>Aseo y Limpieza</text:p>
          </table:table-cell>
          <table:table-cell office:value-type="float" office:value="495.02" table:style-name="ce70">
            <text:p>495,02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34</text:p>
          </table:table-cell>
          <table:table-cell office:value-type="string" table:style-name="ce33">
            <text:p>Seguridad</text:p>
          </table:table-cell>
          <table:table-cell office:value-type="float" office:value="446.92" table:style-name="ce21">
            <text:p>447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34</text:p>
          </table:table-cell>
          <table:table-cell office:value-type="string" table:style-name="ce63">
            <text:p>Seguridad</text:p>
          </table:table-cell>
          <table:table-cell office:value-type="float" office:value="638.14" table:style-name="ce70">
            <text:p>638,14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7</text:p>
          </table:table-cell>
          <table:table-cell office:value-type="string" table:style-name="ce33">
            <text:p>Lunch, Refrigerio</text:p>
          </table:table-cell>
          <table:table-cell office:value-type="float" office:value="1833.51" table:style-name="ce21">
            <text:p>1.834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7</text:p>
          </table:table-cell>
          <table:table-cell office:value-type="string" table:style-name="ce63">
            <text:p>Lunch, Refrigerio</text:p>
          </table:table-cell>
          <table:table-cell office:value-type="float" office:value="8191.18" table:style-name="ce70">
            <text:p>8191,18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19</text:p>
          </table:table-cell>
          <table:table-cell office:value-type="string" table:style-name="ce33">
            <text:p>Combustibles</text:p>
          </table:table-cell>
          <table:table-cell office:value-type="float" office:value="237.92" table:style-name="ce21">
            <text:p>238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19</text:p>
          </table:table-cell>
          <table:table-cell office:value-type="string" table:style-name="ce63">
            <text:p>Combustibles</text:p>
          </table:table-cell>
          <table:table-cell office:value-type="float" office:value="623.59" table:style-name="ce70">
            <text:p>623,59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119">
            <text:p>5.2.1.2.22</text:p>
          </table:table-cell>
          <table:table-cell office:value-type="string" table:style-name="ce93">
            <text:p>Servicio Informat Zukalo</text:p>
          </table:table-cell>
          <table:table-cell office:value-type="float" office:value="647.89" table:style-name="ce21">
            <text:p>648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22</text:p>
          </table:table-cell>
          <table:table-cell office:value-type="string" table:style-name="ce63">
            <text:p>Servicio Informat Zukalo</text:p>
          </table:table-cell>
          <table:table-cell office:value-type="float" office:value="1228.55" table:style-name="ce70">
            <text:p>1228,55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8</text:p>
          </table:table-cell>
          <table:table-cell office:value-type="string" table:style-name="ce33">
            <text:p>Movilización</text:p>
          </table:table-cell>
          <table:table-cell office:value-type="float" office:value="2033.99" table:style-name="ce21">
            <text:p>2.034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8</text:p>
          </table:table-cell>
          <table:table-cell office:value-type="string" table:style-name="ce63">
            <text:p>Movilización</text:p>
          </table:table-cell>
          <table:table-cell office:value-type="float" office:value="4863.07" table:style-name="ce70">
            <text:p>4863,07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27</text:p>
          </table:table-cell>
          <table:table-cell office:value-type="string" table:style-name="ce33">
            <text:p>Internet</text:p>
          </table:table-cell>
          <table:table-cell office:value-type="float" office:value="1051.6500000000001" table:style-name="ce21">
            <text:p>1.052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27</text:p>
          </table:table-cell>
          <table:table-cell office:value-type="string" table:style-name="ce63">
            <text:p>Internet</text:p>
          </table:table-cell>
          <table:table-cell office:value-type="float" office:value="1709" table:style-name="ce70">
            <text:p>1709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29</text:p>
          </table:table-cell>
          <table:table-cell office:value-type="string" table:style-name="ce33">
            <text:p>Teléfono Convencional</text:p>
          </table:table-cell>
          <table:table-cell office:value-type="float" office:value="382.34" table:style-name="ce21">
            <text:p>382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29</text:p>
          </table:table-cell>
          <table:table-cell office:value-type="string" table:style-name="ce63">
            <text:p>Teléfono Convencional</text:p>
          </table:table-cell>
          <table:table-cell office:value-type="float" office:value="720.5" table:style-name="ce70">
            <text:p>720,5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31</text:p>
          </table:table-cell>
          <table:table-cell office:value-type="string" table:style-name="ce33">
            <text:p>Agua Potable</text:p>
          </table:table-cell>
          <table:table-cell office:value-type="float" office:value="77.17" table:style-name="ce21">
            <text:p>77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31</text:p>
          </table:table-cell>
          <table:table-cell office:value-type="string" table:style-name="ce63">
            <text:p>Agua Potable</text:p>
          </table:table-cell>
          <table:table-cell office:value-type="float" office:value="182.1" table:style-name="ce70">
            <text:p>182,1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32</text:p>
          </table:table-cell>
          <table:table-cell office:value-type="string" table:style-name="ce33">
            <text:p>Arriendo Oficina</text:p>
          </table:table-cell>
          <table:table-cell office:value-type="float" office:value="8800" table:style-name="ce21">
            <text:p>8.800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32</text:p>
          </table:table-cell>
          <table:table-cell office:value-type="string" table:style-name="ce63">
            <text:p>Arriendo Oficina</text:p>
          </table:table-cell>
          <table:table-cell office:value-type="float" office:value="12200" table:style-name="ce70">
            <text:p>1220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33</text:p>
          </table:table-cell>
          <table:table-cell office:value-type="string" table:style-name="ce33">
            <text:p>Arriendo Bodega</text:p>
          </table:table-cell>
          <table:table-cell office:value-type="float" office:value="8652.17" table:style-name="ce21">
            <text:p>8.652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33</text:p>
          </table:table-cell>
          <table:table-cell office:value-type="string" table:style-name="ce63">
            <text:p>Arriendo Bodega</text:p>
          </table:table-cell>
          <table:table-cell office:value-type="float" office:value="12000" table:style-name="ce70">
            <text:p>1200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28</text:p>
          </table:table-cell>
          <table:table-cell office:value-type="string" table:style-name="ce33">
            <text:p>Energía Eléctrica</text:p>
          </table:table-cell>
          <table:table-cell office:value-type="float" office:value="1183.98" table:style-name="ce21">
            <text:p>1.184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28</text:p>
          </table:table-cell>
          <table:table-cell office:value-type="string" table:style-name="ce63">
            <text:p>Energía Eléctrica</text:p>
          </table:table-cell>
          <table:table-cell office:value-type="float" office:value="3488.1" table:style-name="ce70">
            <text:p>3488,1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30</text:p>
          </table:table-cell>
          <table:table-cell office:value-type="string" table:style-name="ce33">
            <text:p>Telefonía Celular</text:p>
          </table:table-cell>
          <table:table-cell office:value-type="float" office:value="2837.91" table:style-name="ce21">
            <text:p>2.838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30</text:p>
          </table:table-cell>
          <table:table-cell office:value-type="string" table:style-name="ce63">
            <text:p>Telefonía Celular</text:p>
          </table:table-cell>
          <table:table-cell office:value-type="float" office:value="4554" table:style-name="ce70">
            <text:p>4554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36</text:p>
          </table:table-cell>
          <table:table-cell office:value-type="string" table:style-name="ce33">
            <text:p>Primas de Seguros Accionistas</text:p>
          </table:table-cell>
          <table:table-cell office:value-type="float" office:value="7018.31" table:style-name="ce21">
            <text:p>7.018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36</text:p>
          </table:table-cell>
          <table:table-cell office:value-type="string" table:style-name="ce63">
            <text:p>Primas de Seguros Accionistas</text:p>
          </table:table-cell>
          <table:table-cell office:value-type="float" office:value="10000.01" table:style-name="ce70">
            <text:p>10000,01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35</text:p>
          </table:table-cell>
          <table:table-cell office:value-type="string" table:style-name="ce33">
            <text:p>Primas de Seguro Vehículos</text:p>
          </table:table-cell>
          <table:table-cell office:value-type="float" office:value="2571.44" table:style-name="ce21">
            <text:p>2.571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35</text:p>
          </table:table-cell>
          <table:table-cell office:value-type="string" table:style-name="ce63">
            <text:p>Primas de Seguro Vehículos</text:p>
          </table:table-cell>
          <table:table-cell office:value-type="float" office:value="4011.8" table:style-name="ce70">
            <text:p>4011,8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47</text:p>
          </table:table-cell>
          <table:table-cell office:value-type="string" table:style-name="ce33">
            <text:p>Primas de seguros grales</text:p>
          </table:table-cell>
          <table:table-cell office:value-type="float" office:value="0" table:style-name="ce21">
            <text:p>-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47</text:p>
          </table:table-cell>
          <table:table-cell office:value-type="string" table:style-name="ce63">
            <text:p>Primas de seguros grales</text:p>
          </table:table-cell>
          <table:table-cell office:value-type="float" office:value="462.98" table:style-name="ce70">
            <text:p>462,98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44</text:p>
          </table:table-cell>
          <table:table-cell office:value-type="string" table:style-name="ce33">
            <text:p>Gastos varios</text:p>
          </table:table-cell>
          <table:table-cell office:value-type="float" office:value="0" table:style-name="ce21">
            <text:p>-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44</text:p>
          </table:table-cell>
          <table:table-cell office:value-type="string" table:style-name="ce63">
            <text:p>Gastos varios</text:p>
          </table:table-cell>
          <table:table-cell table:style-name="ce70"/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office:value-type="string" table:style-name="ce63">
            <text:p>5.2.1.2.24</text:p>
          </table:table-cell>
          <table:table-cell office:value-type="string" table:style-name="ce63">
            <text:p>Contribución Supercias</text:p>
          </table:table-cell>
          <table:table-cell office:value-type="float" office:value="431.03" table:style-name="ce70">
            <text:p>431,03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20</text:p>
          </table:table-cell>
          <table:table-cell office:value-type="string" table:style-name="ce33">
            <text:p>Servicios Contables y Asesorías</text:p>
          </table:table-cell>
          <table:table-cell office:value-type="float" office:value="4350" table:style-name="ce21">
            <text:p>4.350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20</text:p>
          </table:table-cell>
          <table:table-cell office:value-type="string" table:style-name="ce63">
            <text:p>Servicios Contables y Asesorías</text:p>
          </table:table-cell>
          <table:table-cell office:value-type="float" office:value="7850" table:style-name="ce70">
            <text:p>785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21</text:p>
          </table:table-cell>
          <table:table-cell office:value-type="string" table:style-name="ce33">
            <text:p>Servicios Tributarios y Audit. Externa</text:p>
          </table:table-cell>
          <table:table-cell office:value-type="float" office:value="3050" table:style-name="ce21">
            <text:p>3.050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21</text:p>
          </table:table-cell>
          <table:table-cell office:value-type="string" table:style-name="ce63">
            <text:p>Servicios Tributarios y Audit. Externa</text:p>
          </table:table-cell>
          <table:table-cell office:value-type="float" office:value="13041.72" table:style-name="ce70">
            <text:p>13041,72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office:value-type="string" table:style-name="ce63">
            <text:p>5.2.1.2.45</text:p>
          </table:table-cell>
          <table:table-cell office:value-type="string" table:style-name="ce63">
            <text:p>Capacitacion</text:p>
          </table:table-cell>
          <table:table-cell office:value-type="float" office:value="380.36" table:style-name="ce70">
            <text:p>380,36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37</text:p>
          </table:table-cell>
          <table:table-cell office:value-type="string" table:style-name="ce33">
            <text:p>Depreciación de Vehículos</text:p>
          </table:table-cell>
          <table:table-cell office:value-type="float" office:value="4506" table:style-name="ce21">
            <text:p>4.506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37</text:p>
          </table:table-cell>
          <table:table-cell office:value-type="string" table:style-name="ce63">
            <text:p>Depreciación de Vehículos</text:p>
          </table:table-cell>
          <table:table-cell office:value-type="float" office:value="10201.51" table:style-name="ce70">
            <text:p>10201,51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38</text:p>
          </table:table-cell>
          <table:table-cell office:value-type="string" table:style-name="ce33">
            <text:p>Depreciación de Muebles y Enseres</text:p>
          </table:table-cell>
          <table:table-cell office:value-type="float" office:value="1501.12" table:style-name="ce21">
            <text:p>1.501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38</text:p>
          </table:table-cell>
          <table:table-cell office:value-type="string" table:style-name="ce63">
            <text:p>Depreciación de Muebles y Enseres</text:p>
          </table:table-cell>
          <table:table-cell office:value-type="float" office:value="2251.6799999999998" table:style-name="ce70">
            <text:p>2251,68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39</text:p>
          </table:table-cell>
          <table:table-cell office:value-type="string" table:style-name="ce33">
            <text:p>Depreciación de Equipo de Cómputo</text:p>
          </table:table-cell>
          <table:table-cell office:value-type="float" office:value="5281.92" table:style-name="ce21">
            <text:p>5.282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39</text:p>
          </table:table-cell>
          <table:table-cell office:value-type="string" table:style-name="ce63">
            <text:p>Depreciación de Equipo de Cómputo</text:p>
          </table:table-cell>
          <table:table-cell office:value-type="float" office:value="7501.28" table:style-name="ce70">
            <text:p>7501,28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14</text:p>
          </table:table-cell>
          <table:table-cell office:value-type="string" table:style-name="ce33">
            <text:p>Matrícula de Vehículos</text:p>
          </table:table-cell>
          <table:table-cell office:value-type="float" office:value="573.46" table:style-name="ce21">
            <text:p>573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14</text:p>
          </table:table-cell>
          <table:table-cell office:value-type="string" table:style-name="ce63">
            <text:p>Matrícula de Vehículos</text:p>
          </table:table-cell>
          <table:table-cell office:value-type="float" office:value="1155.18" table:style-name="ce70">
            <text:p>1155,18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office:value-type="string" table:style-name="ce63">
            <text:p>5.2.1.2.51</text:p>
          </table:table-cell>
          <table:table-cell office:value-type="string" table:style-name="ce63">
            <text:p>Suscripciones, membresias, otros</text:p>
          </table:table-cell>
          <table:table-cell office:value-type="float" office:value="120" table:style-name="ce70">
            <text:p>12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office:value-type="string" table:style-name="ce63">
            <text:p>5.2.1.2.52</text:p>
          </table:table-cell>
          <table:table-cell office:value-type="string" table:style-name="ce63">
            <text:p>Honorarios Profesionales</text:p>
          </table:table-cell>
          <table:table-cell office:value-type="float" office:value="394" table:style-name="ce70">
            <text:p>394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25</text:p>
          </table:table-cell>
          <table:table-cell office:value-type="string" table:style-name="ce33">
            <text:p>Contribución Bomberos</text:p>
          </table:table-cell>
          <table:table-cell office:value-type="float" office:value="105" table:style-name="ce21">
            <text:p>105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25</text:p>
          </table:table-cell>
          <table:table-cell office:value-type="string" table:style-name="ce63">
            <text:p>Contribución Bomberos</text:p>
          </table:table-cell>
          <table:table-cell office:value-type="float" office:value="104" table:style-name="ce70">
            <text:p>104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32">
            <text:p>5.2.1.2.23</text:p>
          </table:table-cell>
          <table:table-cell office:value-type="string" table:style-name="ce33">
            <text:p>Contribución Junta de Beneficencia</text:p>
          </table:table-cell>
          <table:table-cell office:value-type="float" office:value="0" table:style-name="ce21">
            <text:p>-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23</text:p>
          </table:table-cell>
          <table:table-cell office:value-type="string" table:style-name="ce63">
            <text:p>Contribución Junta de Beneficencia</text:p>
          </table:table-cell>
          <table:table-cell office:value-type="float" office:value="200" table:style-name="ce70">
            <text:p>200,0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115">
            <text:p>5.2.1.2.26</text:p>
          </table:table-cell>
          <table:table-cell office:value-type="string" table:style-name="ce91">
            <text:p>Contribución Municipio 1.5x1000</text:p>
          </table:table-cell>
          <table:table-cell office:value-type="float" office:value="975.78" table:style-name="ce21">
            <text:p>976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26</text:p>
          </table:table-cell>
          <table:table-cell office:value-type="string" table:style-name="ce63">
            <text:p>Contribución Municipio 1.5x1000</text:p>
          </table:table-cell>
          <table:table-cell office:value-type="float" office:value="818.31" table:style-name="ce70">
            <text:p>818,31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116">
            <text:p>5.2.1.2.46</text:p>
          </table:table-cell>
          <table:table-cell office:value-type="string" table:style-name="ce91">
            <text:p>Impuesto a la Patente</text:p>
          </table:table-cell>
          <table:table-cell office:value-type="float" office:value="0" table:style-name="ce21">
            <text:p>-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46</text:p>
          </table:table-cell>
          <table:table-cell office:value-type="string" table:style-name="ce63">
            <text:p>Impuesto a la Patente</text:p>
          </table:table-cell>
          <table:table-cell office:value-type="float" office:value="610.92999999999995" table:style-name="ce70">
            <text:p>610,93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117">
            <text:p>5.2.1.2.48</text:p>
          </table:table-cell>
          <table:table-cell office:value-type="string" table:style-name="ce91">
            <text:p>Iva que se carga al gasto</text:p>
          </table:table-cell>
          <table:table-cell office:value-type="float" office:value="0" table:style-name="ce21">
            <text:p>-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48</text:p>
          </table:table-cell>
          <table:table-cell office:value-type="string" table:style-name="ce63">
            <text:p>Iva que se carga al gasto</text:p>
          </table:table-cell>
          <table:table-cell office:value-type="float" office:value="203.27" table:style-name="ce70">
            <text:p>203,27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117">
            <text:p>5.2.1.2.45</text:p>
          </table:table-cell>
          <table:table-cell office:value-type="string" table:style-name="ce91">
            <text:p>Capacitacion</text:p>
          </table:table-cell>
          <table:table-cell office:value-type="float" office:value="3050" table:style-name="ce21">
            <text:p>3.050<text:s/></text:p>
          </table:table-cell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table:style-name="ce70"/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117">
            <text:p>5.2.1.2.49</text:p>
          </table:table-cell>
          <table:table-cell office:value-type="string" table:style-name="ce91">
            <text:p>Subsidio IESS</text:p>
          </table:table-cell>
          <table:table-cell office:value-type="float" office:value="0" table:style-name="ce21">
            <text:p>-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49</text:p>
          </table:table-cell>
          <table:table-cell office:value-type="string" table:style-name="ce63">
            <text:p>Subsidio IESS</text:p>
          </table:table-cell>
          <table:table-cell office:value-type="float" office:value="-833.43" table:style-name="ce70">
            <text:p>-833,43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118">
            <text:p>5.2.1.2.50</text:p>
          </table:table-cell>
          <table:table-cell office:value-type="string" table:style-name="ce91">
            <text:p>Honorarios Notarios</text:p>
          </table:table-cell>
          <table:table-cell office:value-type="float" office:value="975.78" table:style-name="ce21">
            <text:p>976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2.50</text:p>
          </table:table-cell>
          <table:table-cell office:value-type="string" table:style-name="ce63">
            <text:p>Honorarios Notarios</text:p>
          </table:table-cell>
          <table:table-cell office:value-type="float" office:value="59.1" table:style-name="ce70">
            <text:p>59,10</text:p>
          </table:table-cell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120">
            <text:p>5.2.1.2.52</text:p>
          </table:table-cell>
          <table:table-cell office:value-type="string" table:style-name="ce93">
            <text:p>Honorarios Profesionales</text:p>
          </table:table-cell>
          <table:table-cell office:value-type="float" office:value="450" table:style-name="ce21">
            <text:p>450<text:s/></text:p>
          </table:table-cell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table:style-name="ce70"/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office:value-type="string" table:style-name="ce121">
            <text:p>5,2,1,1,13</text:p>
          </table:table-cell>
          <table:table-cell office:value-type="string" table:style-name="ce93">
            <text:p>Honorarios por asesoria en marketing</text:p>
          </table:table-cell>
          <table:table-cell office:value-type="float" office:value="0" table:style-name="ce21">
            <text:p>-<text:s/></text:p>
          </table:table-cell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table:style-name="ce70"/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122"/>
          <table:table-cell table:style-name="ce93"/>
          <table:table-cell table:style-name="ce21"/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table:style-name="ce70"/>
          <table:table-cell table:style-name="ce59"/>
          <table:table-cell table:number-columns-repeated="8" table:style-name="ce49"/>
          <table:table-cell table:number-columns-repeated="16366" table:style-name="ce7"/>
        </table:table-row>
        <table:table-row table:style-name="ro3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office:value-type="string" table:style-name="ce63">
            <text:p>5.2.1.1.29</text:p>
          </table:table-cell>
          <table:table-cell office:value-type="string" table:style-name="ce63">
            <text:p>Gastos de Gestión Vtas.</text:p>
          </table:table-cell>
          <table:table-cell office:value-type="float" office:value="210" table:style-name="ce70">
            <text:p>210,00</text:p>
          </table:table-cell>
          <table:table-cell table:style-name="ce59"/>
          <table:table-cell table:number-columns-repeated="8" table:style-name="ce49"/>
          <table:table-cell table:number-columns-repeated="16366" table:style-name="ce16"/>
        </table:table-row>
        <table:table-row table:style-name="ro5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office:value-type="string" table:style-name="ce63">
            <text:p>5.2.1.1.64</text:p>
          </table:table-cell>
          <table:table-cell office:value-type="string" table:style-name="ce63">
            <text:p>Capacitación y Entrenamiento Vtas.</text:p>
          </table:table-cell>
          <table:table-cell office:value-type="float" office:value="1040" table:style-name="ce70">
            <text:p>1040,00</text:p>
          </table:table-cell>
          <table:table-cell table:number-columns-repeated="9" table:style-name="ce49"/>
          <table:table-cell table:number-columns-repeated="16366" table:style-name="ce16"/>
        </table:table-row>
        <table:table-row table:style-name="ro6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office:value-type="string" table:style-name="ce63">
            <text:p>5.2.1.1.67</text:p>
          </table:table-cell>
          <table:table-cell office:value-type="string" table:style-name="ce63">
            <text:p>Asesorias en marketing</text:p>
          </table:table-cell>
          <table:table-cell office:value-type="float" office:value="70000" table:style-name="ce70">
            <text:p>70000,00</text:p>
          </table:table-cell>
          <table:table-cell table:number-columns-repeated="9" table:style-name="ce49"/>
          <table:table-cell table:number-columns-repeated="16366" table:style-name="ce39"/>
        </table:table-row>
        <table:table-row table:style-name="ro1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number-columns-repeated="3" table:style-name="ce49"/>
          <table:table-cell table:style-name="ce51"/>
          <table:table-cell table:style-name="ce50"/>
          <table:table-cell table:number-columns-repeated="16370"/>
        </table:table-row>
        <table:table-row table:style-name="ro1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office:value-type="string" table:style-name="ce63">
            <text:p>4.4.3</text:p>
          </table:table-cell>
          <table:table-cell office:value-type="string" table:style-name="ce63">
            <text:p>Otros Ingresos</text:p>
          </table:table-cell>
          <table:table-cell office:value-type="float" office:value="-17946.32" table:style-name="ce70">
            <text:p>-17946,32</text:p>
          </table:table-cell>
          <table:table-cell table:number-columns-repeated="3" table:style-name="ce50"/>
          <table:table-cell table:style-name="ce51"/>
          <table:table-cell table:style-name="ce50"/>
          <table:table-cell table:number-columns-repeated="16370"/>
        </table:table-row>
        <table:table-row table:style-name="ro1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office:value-type="string" table:style-name="ce63">
            <text:p>4.3.2</text:p>
          </table:table-cell>
          <table:table-cell office:value-type="string" table:style-name="ce63">
            <text:p>Intereses Ganados Ahorros</text:p>
          </table:table-cell>
          <table:table-cell office:value-type="float" office:value="-19.559999999999999" table:style-name="ce70">
            <text:p>-19,56</text:p>
          </table:table-cell>
          <table:table-cell table:number-columns-repeated="3" table:style-name="ce50"/>
          <table:table-cell table:style-name="ce51"/>
          <table:table-cell table:style-name="ce50"/>
          <table:table-cell table:number-columns-repeated="16370"/>
        </table:table-row>
        <table:table-row table:style-name="ro1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office:value-type="string" table:style-name="ce63">
            <text:p>5.2.1.3.6</text:p>
          </table:table-cell>
          <table:table-cell office:value-type="string" table:style-name="ce63">
            <text:p>Comisiones Bursatiles</text:p>
          </table:table-cell>
          <table:table-cell office:value-type="float" office:value="638.83000000000004" table:style-name="ce70">
            <text:p>638,83</text:p>
          </table:table-cell>
          <table:table-cell table:number-columns-repeated="3" table:style-name="ce50"/>
          <table:table-cell table:style-name="ce51"/>
          <table:table-cell table:style-name="ce50"/>
          <table:table-cell table:number-columns-repeated="16370"/>
        </table:table-row>
        <table:table-row table:style-name="ro1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number-columns-repeated="3" table:style-name="ce50"/>
          <table:table-cell table:style-name="ce51"/>
          <table:table-cell table:style-name="ce50"/>
          <table:table-cell table:number-columns-repeated="16370"/>
        </table:table-row>
        <table:table-row table:style-name="ro1">
          <table:table-cell office:value-type="string" table:style-name="ce63">
            <text:p>5.2.1.3.2</text:p>
          </table:table-cell>
          <table:table-cell office:value-type="string" table:style-name="ce63">
            <text:p>Comisiones Bancarias</text:p>
          </table:table-cell>
          <table:table-cell office:value-type="float" office:value="617.12" table:style-name="ce21">
            <text:p>617<text:s/></text:p>
          </table:table-cell>
          <table:table-cell table:style-name="ce56"/>
          <table:table-cell table:style-name="ce55"/>
          <table:table-cell table:style-name="ce57"/>
          <table:table-cell office:value-type="string" table:style-name="ce63">
            <text:p>5.2.1.3.2</text:p>
          </table:table-cell>
          <table:table-cell office:value-type="string" table:style-name="ce63">
            <text:p>Comisiones Bancarias</text:p>
          </table:table-cell>
          <table:table-cell office:value-type="float" office:value="995.88" table:style-name="ce70">
            <text:p>995,88</text:p>
          </table:table-cell>
          <table:table-cell table:number-columns-repeated="3" table:style-name="ce1"/>
          <table:table-cell table:style-name="ce2"/>
          <table:table-cell table:number-columns-repeated="16371" table:style-name="ce1"/>
        </table:table-row>
        <table:table-row table:style-name="ro1">
          <table:table-cell table:style-name="ce53"/>
          <table:table-cell table:style-name="ce54"/>
          <table:table-cell table:style-name="ce21"/>
          <table:table-cell table:style-name="ce56"/>
          <table:table-cell table:style-name="ce55"/>
          <table:table-cell table:style-name="ce57"/>
          <table:table-cell office:value-type="string" table:style-name="ce63">
            <text:p>5.2.2.1.2</text:p>
          </table:table-cell>
          <table:table-cell office:value-type="string" table:style-name="ce63">
            <text:p>Multas Tributarias</text:p>
          </table:table-cell>
          <table:table-cell office:value-type="float" office:value="638.83000000000004" table:style-name="ce70">
            <text:p>638,83</text:p>
          </table:table-cell>
          <table:table-cell table:number-columns-repeated="3" table:style-name="ce1"/>
          <table:table-cell table:style-name="ce2"/>
          <table:table-cell table:number-columns-repeated="16371" table:style-name="ce1"/>
        </table:table-row>
        <table:table-row table:number-rows-repeated="2" table:style-name="ro1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office:value-type="float" office:value="0" table:style-name="ce70">
            <text:p>0,00</text:p>
          </table:table-cell>
          <table:table-cell table:number-columns-repeated="3" table:style-name="ce1"/>
          <table:table-cell table:style-name="ce2"/>
          <table:table-cell table:number-columns-repeated="16371" table:style-name="ce1"/>
        </table:table-row>
        <table:table-row table:style-name="ro1">
          <table:table-cell table:style-name="ce53"/>
          <table:table-cell table:style-name="ce54"/>
          <table:table-cell table:style-name="ce55"/>
          <table:table-cell table:style-name="ce56"/>
          <table:table-cell table:style-name="ce55"/>
          <table:table-cell table:style-name="ce57"/>
          <table:table-cell office:value-type="string" table:style-name="ce63">
            <text:p>Imnumerado</text:p>
          </table:table-cell>
          <table:table-cell office:value-type="string" table:style-name="ce63">
            <text:p>Impuesto a la Renta</text:p>
          </table:table-cell>
          <table:table-cell office:value-type="float" office:value="0" table:style-name="ce70">
            <text:p>0,00</text:p>
          </table:table-cell>
          <table:table-cell table:number-columns-repeated="3" table:style-name="ce1"/>
          <table:table-cell table:style-name="ce2"/>
          <table:table-cell table:number-columns-repeated="16371" table:style-name="ce1"/>
        </table:table-row>
        <table:table-row table:style-name="ro1">
          <table:table-cell table:style-name="ce53"/>
          <table:table-cell table:style-name="ce54"/>
          <table:table-cell table:style-name="ce21"/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table:style-name="ce70"/>
          <table:table-cell table:number-columns-repeated="3" table:style-name="ce1"/>
          <table:table-cell table:style-name="ce2"/>
          <table:table-cell table:number-columns-repeated="16371" table:style-name="ce1"/>
        </table:table-row>
        <table:table-row table:style-name="ro1">
          <table:table-cell table:style-name="ce53"/>
          <table:table-cell office:value-type="string" table:style-name="ce60">
            <text:p>15% de participación a los trabajadores</text:p>
          </table:table-cell>
          <table:table-cell office:value-type="float" office:value="-2047437.8699999999" table:formula="of:=[.C287]" table:style-name="ce98">
            <text:p>(2.047.438)</text:p>
          </table:table-cell>
          <table:table-cell table:style-name="ce56"/>
          <table:table-cell table:style-name="ce55"/>
          <table:table-cell table:style-name="ce57"/>
          <table:table-cell table:number-columns-repeated="2" table:style-name="ce63"/>
          <table:table-cell table:style-name="ce70"/>
          <table:table-cell table:number-columns-repeated="3" table:style-name="ce1"/>
          <table:table-cell table:style-name="ce2"/>
          <table:table-cell table:number-columns-repeated="16371" table:style-name="ce1"/>
        </table:table-row>
        <table:table-row table:style-name="ro1">
          <table:table-cell table:style-name="ce32"/>
          <table:table-cell table:style-name="ce33"/>
          <table:table-cell table:style-name="ce21"/>
          <table:table-cell table:number-columns-repeated="2" table:style-name="ce34"/>
          <table:table-cell table:style-name="ce47"/>
          <table:table-cell table:number-columns-repeated="2" table:style-name="ce66"/>
          <table:table-cell table:style-name="ce58"/>
          <table:table-cell table:number-columns-repeated="3" table:style-name="ce1"/>
          <table:table-cell table:style-name="ce2"/>
          <table:table-cell table:number-columns-repeated="16371" table:style-name="ce1"/>
        </table:table-row>
        <table:table-row table:style-name="ro1">
          <table:table-cell table:style-name="ce35"/>
          <table:table-cell table:style-name="ce36"/>
          <table:table-cell table:style-name="ce21"/>
          <table:table-cell table:style-name="ce16"/>
          <table:table-cell table:style-name="ce21"/>
          <table:table-cell table:style-name="ce22"/>
          <table:table-cell table:style-name="ce64"/>
          <table:table-cell table:style-name="ce67"/>
          <table:table-cell table:style-name="ce71"/>
          <table:table-cell table:number-columns-repeated="3" table:style-name="ce1"/>
          <table:table-cell table:style-name="ce2"/>
          <table:table-cell table:number-columns-repeated="16371" table:style-name="ce1"/>
        </table:table-row>
        <table:table-row table:style-name="ro7">
          <table:table-cell table:style-name="ce37"/>
          <table:table-cell office:value-type="string" table:style-name="ce38">
            <text:p>Total</text:p>
          </table:table-cell>
          <table:table-cell office:value-type="float" office:value="-2047437.8699999999" table:formula="of:=SUM([.C15:.C282])" table:style-name="ce37">
            <text:p>(2.047.438)</text:p>
          </table:table-cell>
          <table:table-cell office:value-type="float" office:value="0" table:formula="of:=SUM([.#REF!])" table:style-name="ce37">
            <text:p><text:s/>#¡REF!<text:s/></text:p>
          </table:table-cell>
          <table:table-cell office:value-type="float" office:value="0" table:formula="of:=SUM([.#REF!])" table:style-name="ce37">
            <text:p><text:s/>#¡REF!<text:s/></text:p>
          </table:table-cell>
          <table:table-cell office:value-type="float" office:value="0" table:formula="of:=SUM([.#REF!])" table:style-name="ce48">
            <text:p><text:s/>#¡REF!<text:s/></text:p>
          </table:table-cell>
          <table:table-cell table:style-name="ce65"/>
          <table:table-cell table:style-name="ce37"/>
          <table:table-cell office:value-type="float" office:value="-9383.4099999999344" table:formula="of:=SUM([.I15:.I282])" table:style-name="ce52">
            <text:p>(9.383)</text:p>
          </table:table-cell>
          <table:table-cell table:number-columns-repeated="3" table:style-name="ce1"/>
          <table:table-cell table:style-name="ce2"/>
          <table:table-cell table:number-columns-repeated="16371" table:style-name="ce1"/>
        </table:table-row>
        <table:table-row table:style-name="ro7">
          <table:table-cell table:number-columns-repeated="12" table:style-name="ce1"/>
          <table:table-cell table:style-name="ce2"/>
          <table:table-cell table:number-columns-repeated="16371" table:style-name="ce1"/>
        </table:table-row>
        <table:table-row table:number-rows-repeated="10482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Futura-book" svg:font-family="Futura-book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19">
      <number:day/>
      <number:text>/</number:text>
      <number:month/>
      <number:text>/</number:text>
      <number:year number:style="long"/>
    </number:date-style>
    <number:text-style style:name="N30">
      <number:text-content/>
    </number:text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percentage-style style:name="N37">
      <number:number number:decimal-places="2" number:min-integer-digits="1"/>
      <number:text> %</number:text>
    </number:percentage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date-style style:name="N40">
      <number:day number:style="long"/>
      <number:text>-</number:text>
      <number:month number:textual="true"/>
      <number:text>-</number:text>
      <number:year/>
    </number:date-style>
    <number:number-style style:name="N43P0">
      <number:number number:decimal-places="0" number:min-integer-digits="1" number:grouping="true"/>
    </number:number-style>
    <number:number-style style:name="N43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3P0"/>
    </number:number-style>
    <number:number-style style:name="N45P0">
      <number:number number:decimal-places="0" number:min-integer-digits="1" number:grouping="true">
        <number:embedded-text number:position="0"> </number:embedded-text>
      </number:number>
    </number:number-style>
    <number:number-style style:name="N45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5P0"/>
    </number:number-style>
    <number:percentage-style style:name="N47">
      <number:number number:decimal-places="0" number:min-integer-digits="1">
        <number:embedded-text number:position="0"> </number:embedded-text>
      </number:number>
      <number:text>%</number:text>
    </number:percentage-style>
    <number:number-style style:name="N50P0">
      <number:number number:decimal-places="0" number:min-integer-digits="1" number:grouping="true"/>
    </number:number-style>
    <number:number-style style:name="N50">
      <number:text>-</number:text>
      <number:number number:decimal-places="0" number:min-integer-digits="1" number:grouping="true"/>
      <style:map style:condition="value()&gt;=0" style:apply-style-name="N50P0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FFC7CE"/>
      <style:text-properties fo:color="#9C0006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10_32_2" style:display-name="Normal 10 2" style:family="table-cell" style:data-style-name="N5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rmal_32_8_32_3" style:display-name="Normal 8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o_32_explicativo" style:display-name="Texto explicativo" style:family="table-cell" style:data-style-name="N0">
      <style:text-properties fo:color="#7F7F7F" style:font-name="Calibri" style:font-name-asian="Calibri" style:font-name-complex="Calibri" fo:font-style="italic" style:font-style-asian="italic" style:font-style-complex="italic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ara_Macias</meta:initial-creator>
    <dc:creator>daramaciastrabajo@outlook.es</dc:creator>
    <meta:creation-date>2020-10-19T12:23:50Z</meta:creation-date>
    <dc:date>2020-11-10T04:45:38Z</dc:date>
    <meta:editing-cycles>2</meta:editing-cycles>
    <meta:editing-duration>PT1630S</meta:editing-duration>
  </office:meta>
</office:document-meta>
</file>